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09">
            <text:p>0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4">
            <text:p>1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26">
            <text:p>2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69">
            <text:p>86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58">
            <text:p>135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26">
            <text:p>152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5">
            <text:p>2020-10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9 - 1.16)">
            <text:p>(0.99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2">
            <text:p>1.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1.125">
            <text:p>21.12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2736486486486">
            <text:p>0.1427364865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3951016366874">
            <text:p>1.5395101637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9500062539643">
            <text:p>5.195000625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4767441860465">
            <text:p>0.0944767442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816328082747">
            <text:p>1.3481632808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67805604083839">
            <text:p>7.678056040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28092783505155">
            <text:p>0.0728092784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522280861409">
            <text:p>1.2652228086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8625535043884">
            <text:p>9.86255350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6.125">
            <text:p>16.1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25">
            <text:p>0.062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640625">
            <text:p>1.22640625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875">
            <text:p>11.875</text:p>
          </table:table-cell>
          <table:table-cell office:value-type="float" office:value="3.125">
            <text:p>3.125</text:p>
          </table:table-cell>
          <table:table-cell office:value-type="float" office:value="-0.0625">
            <text:p>-0.0625</text:p>
          </table:table-cell>
          <table:table-cell office:value-type="float" office:value="0.1484375">
            <text:p>0.1484375</text:p>
          </table:table-cell>
          <table:table-cell office:value-type="float" office:value="0.0141402714932127">
            <text:p>0.0141402715</text:p>
          </table:table-cell>
          <table:table-cell office:value-type="float" office:value="0.78890625">
            <text:p>0.78890625</text:p>
          </table:table-cell>
          <table:table-cell office:value-type="float" office:value="1.56271728515625">
            <text:p>1.5627172852</text:p>
          </table:table-cell>
          <table:table-cell office:value-type="float" office:value="1.04988284689093">
            <text:p>1.0498828469</text:p>
          </table:table-cell>
          <table:table-cell office:value-type="float" office:value="-10.7400536662813">
            <text:p>-10.7400536663</text:p>
          </table:table-cell>
          <table:table-cell office:value-type="float" office:value="5.00820482085048">
            <text:p>5.0082048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7">
            <text:p>17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625">
            <text:p>0.1062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940015625">
            <text:p>1.3940015625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86448015348063">
            <text:p>6.86448015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21649484536082">
            <text:p>0.0721649485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278456796684">
            <text:p>1.26278456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4758854794158">
            <text:p>9.947588547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9">
            <text:p>249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75">
            <text:p>15.7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32530120481928">
            <text:p>0.063253012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922739149369">
            <text:p>1.229227391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3013579288555">
            <text:p>11.30135792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0.875">
            <text:p>0.875</text:p>
          </table:table-cell>
          <table:table-cell office:value-type="float" office:value="3.125">
            <text:p>3.125</text:p>
          </table:table-cell>
          <table:table-cell office:value-type="float" office:value="0.150862068965517">
            <text:p>0.150862069</text:p>
          </table:table-cell>
          <table:table-cell office:value-type="float" office:value="0.00892857142857143">
            <text:p>0.0089285714</text:p>
          </table:table-cell>
          <table:table-cell office:value-type="float" office:value="0.0141402714932127">
            <text:p>0.0141402715</text:p>
          </table:table-cell>
          <table:table-cell office:value-type="float" office:value="1.57262559453032">
            <text:p>1.5726255945</text:p>
          </table:table-cell>
          <table:table-cell office:value-type="float" office:value="1.03140625">
            <text:p>1.03140625</text:p>
          </table:table-cell>
          <table:table-cell office:value-type="float" office:value="1.04988284689093">
            <text:p>1.0498828469</text:p>
          </table:table-cell>
          <table:table-cell office:value-type="float" office:value="4.93303560640243">
            <text:p>4.9330356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16.25">
            <text:p>16.25</text:p>
          </table:table-cell>
          <table:table-cell office:value-type="float" office:value="34.125">
            <text:p>34.125</text:p>
          </table:table-cell>
          <table:table-cell office:value-type="float" office:value="0.114285714285714">
            <text:p>0.1142857143</text:p>
          </table:table-cell>
          <table:table-cell office:value-type="float" office:value="0.154761904761905">
            <text:p>0.1547619048</text:p>
          </table:table-cell>
          <table:table-cell office:value-type="float" office:value="0.171482412060302">
            <text:p>0.1714824121</text:p>
          </table:table-cell>
          <table:table-cell office:value-type="float" office:value="1.4256">
            <text:p>1.4256</text:p>
          </table:table-cell>
          <table:table-cell office:value-type="float" office:value="1.58861111111111">
            <text:p>1.5886111111</text:p>
          </table:table-cell>
          <table:table-cell office:value-type="float" office:value="1.65782462879725">
            <text:p>1.6578246288</text:p>
          </table:table-cell>
          <table:table-cell office:value-type="float" office:value="6.40536197802138">
            <text:p>6.405361978</text:p>
          </table:table-cell>
          <table:table-cell office:value-type="float" office:value="4.81706197010479">
            <text:p>4.8170619701</text:p>
          </table:table-cell>
          <table:table-cell office:value-type="float" office:value="4.37952442593863">
            <text:p>4.379524425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32">
            <text:p>232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7.75">
            <text:p>57.7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48922413793103">
            <text:p>0.2489224138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1.99267468972949">
            <text:p>1.9926746897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11833596131397">
            <text:p>3.118335961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5">
            <text:p>315</text:p>
          </table:table-cell>
          <table:table-cell office:value-type="float" office:value="2.5">
            <text:p>2.5</text:p>
          </table:table-cell>
          <table:table-cell office:value-type="float" office:value="5.75">
            <text:p>5.75</text:p>
          </table:table-cell>
          <table:table-cell office:value-type="float" office:value="77.875">
            <text:p>77.875</text:p>
          </table:table-cell>
          <table:table-cell office:value-type="float" office:value="0.03125">
            <text:p>0.03125</text:p>
          </table:table-cell>
          <table:table-cell office:value-type="float" office:value="0.042910447761194">
            <text:p>0.0429104478</text:p>
          </table:table-cell>
          <table:table-cell office:value-type="float" office:value="0.247222222222222">
            <text:p>0.2472222222</text:p>
          </table:table-cell>
          <table:table-cell office:value-type="float" office:value="1.1112890625">
            <text:p>1.1112890625</text:p>
          </table:table-cell>
          <table:table-cell office:value-type="float" office:value="1.15379552795723">
            <text:p>1.153795528</text:p>
          </table:table-cell>
          <table:table-cell office:value-type="float" office:value="1.98507067901235">
            <text:p>1.985070679</text:p>
          </table:table-cell>
          <table:table-cell office:value-type="float" office:value="22.5255059555446">
            <text:p>22.5255059555</text:p>
          </table:table-cell>
          <table:table-cell office:value-type="float" office:value="16.4974897525277">
            <text:p>16.4974897525</text:p>
          </table:table-cell>
          <table:table-cell office:value-type="float" office:value="3.13756458907006">
            <text:p>3.137564589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office:value-type="float" office:value="2.875">
            <text:p>2.875</text:p>
          </table:table-cell>
          <table:table-cell office:value-type="float" office:value="94.375">
            <text:p>94.375</text:p>
          </table:table-cell>
          <table:table-cell office:value-type="float" office:value="0.114285714285714">
            <text:p>0.1142857143</text:p>
          </table:table-cell>
          <table:table-cell office:value-type="float" office:value="0.0221153846153846">
            <text:p>0.0221153846</text:p>
          </table:table-cell>
          <table:table-cell office:value-type="float" office:value="0.240139949109415">
            <text:p>0.2401399491</text:p>
          </table:table-cell>
          <table:table-cell office:value-type="float" office:value="1.4256">
            <text:p>1.4256</text:p>
          </table:table-cell>
          <table:table-cell office:value-type="float" office:value="1.07836246301775">
            <text:p>1.078362463</text:p>
          </table:table-cell>
          <table:table-cell office:value-type="float" office:value="1.95351752439317">
            <text:p>1.9535175244</text:p>
          </table:table-cell>
          <table:table-cell office:value-type="float" office:value="6.40536197802138">
            <text:p>6.405361978</text:p>
          </table:table-cell>
          <table:table-cell office:value-type="float" office:value="31.6876173811469">
            <text:p>31.6876173811</text:p>
          </table:table-cell>
          <table:table-cell office:value-type="float" office:value="3.22058145154435">
            <text:p>3.22058145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9">
            <text:p>129</text:p>
          </table:table-cell>
          <table:table-cell office:value-type="float" office:value="470">
            <text:p>470</text:p>
          </table:table-cell>
          <table:table-cell office:value-type="float" office:value="1.25">
            <text:p>1.25</text:p>
          </table:table-cell>
          <table:table-cell office:value-type="float" office:value="21.5">
            <text:p>21.5</text:p>
          </table:table-cell>
          <table:table-cell office:value-type="float" office:value="129.75">
            <text:p>129.75</text:p>
          </table:table-cell>
          <table:table-cell office:value-type="float" office:value="0.0178571428571429">
            <text:p>0.0178571429</text:p>
          </table:table-cell>
          <table:table-cell office:value-type="float" office:value="0.166666666666667">
            <text:p>0.1666666667</text:p>
          </table:table-cell>
          <table:table-cell office:value-type="float" office:value="0.276063829787234">
            <text:p>0.2760638298</text:p>
          </table:table-cell>
          <table:table-cell office:value-type="float" office:value="1.063125">
            <text:p>1.063125</text:p>
          </table:table-cell>
          <table:table-cell office:value-type="float" office:value="1.63777777777778">
            <text:p>1.6377777778</text:p>
          </table:table-cell>
          <table:table-cell office:value-type="float" office:value="2.11559743096424">
            <text:p>2.115597431</text:p>
          </table:table-cell>
          <table:table-cell office:value-type="float" office:value="0">
            <text:p>0</text:p>
          </table:table-cell>
          <table:table-cell office:value-type="float" office:value="4.49655610560192">
            <text:p>4.4965561056</text:p>
          </table:table-cell>
          <table:table-cell office:value-type="float" office:value="2.84332837782563">
            <text:p>2.843328377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  <table:table-cell office:value-type="float" office:value="701">
            <text:p>701</text:p>
          </table:table-cell>
          <table:table-cell office:value-type="float" office:value="1.25">
            <text:p>1.25</text:p>
          </table:table-cell>
          <table:table-cell office:value-type="float" office:value="35.5">
            <text:p>35.5</text:p>
          </table:table-cell>
          <table:table-cell office:value-type="float" office:value="165.375">
            <text:p>165.375</text:p>
          </table:table-cell>
          <table:table-cell office:value-type="float" office:value="0.0178571428571429">
            <text:p>0.0178571429</text:p>
          </table:table-cell>
          <table:table-cell office:value-type="float" office:value="0.248251748251748">
            <text:p>0.2482517483</text:p>
          </table:table-cell>
          <table:table-cell office:value-type="float" office:value="0.235912981455064">
            <text:p>0.2359129815</text:p>
          </table:table-cell>
          <table:table-cell office:value-type="float" office:value="1.063125">
            <text:p>1.063125</text:p>
          </table:table-cell>
          <table:table-cell office:value-type="float" office:value="1.98967382268082">
            <text:p>1.9896738227</text:p>
          </table:table-cell>
          <table:table-cell office:value-type="float" office:value="1.934779107338">
            <text:p>1.9347791073</text:p>
          </table:table-cell>
          <table:table-cell office:value-type="float" office:value="0">
            <text:p>0</text:p>
          </table:table-cell>
          <table:table-cell office:value-type="float" office:value="3.12588963550963">
            <text:p>3.1258896355</text:p>
          </table:table-cell>
          <table:table-cell office:value-type="float" office:value="3.27249579198859">
            <text:p>3.27249579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office:value-type="float" office:value="990">
            <text:p>990</text:p>
          </table:table-cell>
          <table:table-cell office:value-type="float" office:value="2.5">
            <text:p>2.5</text:p>
          </table:table-cell>
          <table:table-cell office:value-type="float" office:value="-5.125">
            <text:p>-5.125</text:p>
          </table:table-cell>
          <table:table-cell office:value-type="float" office:value="125.625">
            <text:p>125.625</text:p>
          </table:table-cell>
          <table:table-cell office:value-type="float" office:value="0.03125">
            <text:p>0.03125</text:p>
          </table:table-cell>
          <table:table-cell office:value-type="float" office:value="-0.0278532608695652">
            <text:p>-0.0278532609</text:p>
          </table:table-cell>
          <table:table-cell office:value-type="float" office:value="0.126893939393939">
            <text:p>0.1268939394</text:p>
          </table:table-cell>
          <table:table-cell office:value-type="float" office:value="1.1112890625">
            <text:p>1.1112890625</text:p>
          </table:table-cell>
          <table:table-cell office:value-type="float" office:value="0.904034163073015">
            <text:p>0.9040341631</text:p>
          </table:table-cell>
          <table:table-cell office:value-type="float" office:value="1.47568884871442">
            <text:p>1.4756888487</text:p>
          </table:table-cell>
          <table:table-cell office:value-type="float" office:value="22.5255059555446">
            <text:p>22.5255059555</text:p>
          </table:table-cell>
          <table:table-cell office:value-type="float" office:value="-24.5374691179182">
            <text:p>-24.5374691179</text:p>
          </table:table-cell>
          <table:table-cell office:value-type="float" office:value="5.80208825712281">
            <text:p>5.80208825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7">
            <text:p>207</text:p>
          </table:table-cell>
          <table:table-cell office:value-type="float" office:value="1141">
            <text:p>1141</text:p>
          </table:table-cell>
          <table:table-cell office:value-type="float" office:value="8.125">
            <text:p>8.125</text:p>
          </table:table-cell>
          <table:table-cell office:value-type="float" office:value="42.25">
            <text:p>42.25</text:p>
          </table:table-cell>
          <table:table-cell office:value-type="float" office:value="110.375">
            <text:p>110.375</text:p>
          </table:table-cell>
          <table:table-cell office:value-type="float" office:value="0.112847222222222">
            <text:p>0.1128472222</text:p>
          </table:table-cell>
          <table:table-cell office:value-type="float" office:value="0.204106280193237">
            <text:p>0.2041062802</text:p>
          </table:table-cell>
          <table:table-cell office:value-type="float" office:value="0.0967353198948291">
            <text:p>0.0967353199</text:p>
          </table:table-cell>
          <table:table-cell office:value-type="float" office:value="1.41992488908179">
            <text:p>1.4199248891</text:p>
          </table:table-cell>
          <table:table-cell office:value-type="float" office:value="1.7960243529604">
            <text:p>1.796024353</text:p>
          </table:table-cell>
          <table:table-cell office:value-type="float" office:value="1.35691475497761">
            <text:p>1.356914755</text:p>
          </table:table-cell>
          <table:table-cell office:value-type="float" office:value="6.48274912163615">
            <text:p>6.4827491216</text:p>
          </table:table-cell>
          <table:table-cell office:value-type="float" office:value="3.73186216700496">
            <text:p>3.731862167</text:p>
          </table:table-cell>
          <table:table-cell office:value-type="float" office:value="7.5066398698511">
            <text:p>7.506639869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79">
            <text:p>279</text:p>
          </table:table-cell>
          <table:table-cell office:value-type="float" office:value="1230">
            <text:p>1230</text:p>
          </table:table-cell>
          <table:table-cell office:value-type="float" office:value="13.5">
            <text:p>13.5</text:p>
          </table:table-cell>
          <table:table-cell office:value-type="float" office:value="55.125">
            <text:p>55.125</text:p>
          </table:table-cell>
          <table:table-cell office:value-type="float" office:value="89.75">
            <text:p>89.75</text:p>
          </table:table-cell>
          <table:table-cell office:value-type="float" office:value="0.164634146341463">
            <text:p>0.1646341463</text:p>
          </table:table-cell>
          <table:table-cell office:value-type="float" office:value="0.19758064516129">
            <text:p>0.1975806452</text:p>
          </table:table-cell>
          <table:table-cell office:value-type="float" office:value="0.0729674796747967">
            <text:p>0.0729674797</text:p>
          </table:table-cell>
          <table:table-cell office:value-type="float" office:value="1.62934414039262">
            <text:p>1.6293441404</text:p>
          </table:table-cell>
          <table:table-cell office:value-type="float" office:value="1.76804695629553">
            <text:p>1.7680469563</text:p>
          </table:table-cell>
          <table:table-cell office:value-type="float" office:value="1.26582171491837">
            <text:p>1.2658217149</text:p>
          </table:table-cell>
          <table:table-cell office:value-type="float" office:value="4.54800094187489">
            <text:p>4.5480009419</text:p>
          </table:table-cell>
          <table:table-cell office:value-type="float" office:value="3.84433798177432">
            <text:p>3.8443379818</text:p>
          </table:table-cell>
          <table:table-cell office:value-type="float" office:value="9.84190452299425">
            <text:p>9.84190452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82">
            <text:p>382</text:p>
          </table:table-cell>
          <table:table-cell office:value-type="float" office:value="1481">
            <text:p>1481</text:p>
          </table:table-cell>
          <table:table-cell office:value-type="float" office:value="22.75">
            <text:p>22.75</text:p>
          </table:table-cell>
          <table:table-cell office:value-type="float" office:value="15.25">
            <text:p>15.25</text:p>
          </table:table-cell>
          <table:table-cell office:value-type="float" office:value="94.5">
            <text:p>94.5</text:p>
          </table:table-cell>
          <table:table-cell office:value-type="float" office:value="0.247282608695652">
            <text:p>0.2472826087</text:p>
          </table:table-cell>
          <table:table-cell office:value-type="float" office:value="0.0399214659685864">
            <text:p>0.039921466</text:p>
          </table:table-cell>
          <table:table-cell office:value-type="float" office:value="0.0638082376772451">
            <text:p>0.0638082377</text:p>
          </table:table-cell>
          <table:table-cell office:value-type="float" office:value="1.9853405600189">
            <text:p>1.98534056</text:p>
          </table:table-cell>
          <table:table-cell office:value-type="float" office:value="1.14284882884241">
            <text:p>1.1428488288</text:p>
          </table:table-cell>
          <table:table-cell office:value-type="float" office:value="1.23130895461349">
            <text:p>1.2313089546</text:p>
          </table:table-cell>
          <table:table-cell office:value-type="float" office:value="3.13687712495242">
            <text:p>3.136877125</text:p>
          </table:table-cell>
          <table:table-cell office:value-type="float" office:value="17.7070812523912">
            <text:p>17.7070812524</text:p>
          </table:table-cell>
          <table:table-cell office:value-type="float" office:value="11.2059741988751">
            <text:p>11.205974198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88">
            <text:p>388</text:p>
          </table:table-cell>
          <table:table-cell office:value-type="float" office:value="1213">
            <text:p>121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2.375">
            <text:p>12.375</text:p>
          </table:table-cell>
          <table:table-cell office:value-type="float" office:value="0.254098360655738">
            <text:p>0.2540983607</text:p>
          </table:table-cell>
          <table:table-cell office:value-type="float" office:value="0.0902061855670103">
            <text:p>0.0902061856</text:p>
          </table:table-cell>
          <table:table-cell office:value-type="float" office:value="0.01020197856554">
            <text:p>0.0102019786</text:p>
          </table:table-cell>
          <table:table-cell office:value-type="float" office:value="2.01589357699543">
            <text:p>2.015893577</text:p>
          </table:table-cell>
          <table:table-cell office:value-type="float" office:value="1.33167047507705">
            <text:p>1.3316704751</text:p>
          </table:table-cell>
          <table:table-cell office:value-type="float" office:value="1.03591092249803">
            <text:p>1.0359109225</text:p>
          </table:table-cell>
          <table:table-cell office:value-type="float" office:value="3.06137594859294">
            <text:p>3.0613759486</text:p>
          </table:table-cell>
          <table:table-cell office:value-type="float" office:value="8.02561706773909">
            <text:p>8.0256170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5">
            <text:p>415</text:p>
          </table:table-cell>
          <table:table-cell office:value-type="float" office:value="1141">
            <text:p>1141</text:p>
          </table:table-cell>
          <table:table-cell office:value-type="float" office:value="34.75">
            <text:p>34.75</text:p>
          </table:table-cell>
          <table:table-cell office:value-type="float" office:value="20">
            <text:p>20</text:p>
          </table:table-cell>
          <table:table-cell office:value-type="float" office:value="110.375">
            <text:p>110.375</text:p>
          </table:table-cell>
          <table:table-cell office:value-type="float" office:value="0.224193548387097">
            <text:p>0.2241935484</text:p>
          </table:table-cell>
          <table:table-cell office:value-type="float" office:value="0.0481927710843374">
            <text:p>0.0481927711</text:p>
          </table:table-cell>
          <table:table-cell office:value-type="float" office:value="0.0967353198948291">
            <text:p>0.0967353199</text:p>
          </table:table-cell>
          <table:table-cell office:value-type="float" office:value="1.8831924037461">
            <text:p>1.8831924037</text:p>
          </table:table-cell>
          <table:table-cell office:value-type="float" office:value="1.17322688343736">
            <text:p>1.1732268834</text:p>
          </table:table-cell>
          <table:table-cell office:value-type="float" office:value="1.35691475497761">
            <text:p>1.356914755</text:p>
          </table:table-cell>
          <table:table-cell office:value-type="float" office:value="3.42663289257146">
            <text:p>3.4266328926</text:p>
          </table:table-cell>
          <table:table-cell office:value-type="float" office:value="14.7266589612385">
            <text:p>14.7266589612</text:p>
          </table:table-cell>
          <table:table-cell office:value-type="float" office:value="7.5066398698511">
            <text:p>7.506639869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5">
            <text:p>435</text:p>
          </table:table-cell>
          <table:table-cell office:value-type="float" office:value="1272">
            <text:p>1272</text:p>
          </table:table-cell>
          <table:table-cell office:value-type="float" office:value="35">
            <text:p>35</text:p>
          </table:table-cell>
          <table:table-cell office:value-type="float" office:value="16.5">
            <text:p>16.5</text:p>
          </table:table-cell>
          <table:table-cell office:value-type="float" office:value="71.5">
            <text:p>71.5</text:p>
          </table:table-cell>
          <table:table-cell office:value-type="float" office:value="0.196629213483146">
            <text:p>0.1966292135</text:p>
          </table:table-cell>
          <table:table-cell office:value-type="float" office:value="0.0379310344827586">
            <text:p>0.0379310345</text:p>
          </table:table-cell>
          <table:table-cell office:value-type="float" office:value="0.0562106918238994">
            <text:p>0.0562106918</text:p>
          </table:table-cell>
          <table:table-cell office:value-type="float" office:value="1.76398182047721">
            <text:p>1.7639818205</text:p>
          </table:table-cell>
          <table:table-cell office:value-type="float" office:value="1.13557859690844">
            <text:p>1.1355785969</text:p>
          </table:table-cell>
          <table:table-cell office:value-type="float" office:value="1.20293031945928">
            <text:p>1.2029303195</text:p>
          </table:table-cell>
          <table:table-cell office:value-type="float" office:value="3.86135884870175">
            <text:p>3.8613588487</text:p>
          </table:table-cell>
          <table:table-cell office:value-type="float" office:value="18.6183034036101">
            <text:p>18.6183034036</text:p>
          </table:table-cell>
          <table:table-cell office:value-type="float" office:value="12.6746486208725">
            <text:p>12.674648620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500">
            <text:p>500</text:p>
          </table:table-cell>
          <table:table-cell office:value-type="float" office:value="1527">
            <text:p>1527</text:p>
          </table:table-cell>
          <table:table-cell office:value-type="float" office:value="37.875">
            <text:p>37.875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0.150297619047619">
            <text:p>0.150297619</text:p>
          </table:table-cell>
          <table:table-cell office:value-type="float" office:value="0.038">
            <text:p>0.038</text:p>
          </table:table-cell>
          <table:table-cell office:value-type="float" office:value="0.0386378519973805">
            <text:p>0.038637852</text:p>
          </table:table-cell>
          <table:table-cell office:value-type="float" office:value="1.57031684027778">
            <text:p>1.5703168403</text:p>
          </table:table-cell>
          <table:table-cell office:value-type="float" office:value="1.13583024">
            <text:p>1.13583024</text:p>
          </table:table-cell>
          <table:table-cell office:value-type="float" office:value="1.1381585338605">
            <text:p>1.1381585339</text:p>
          </table:table-cell>
          <table:table-cell office:value-type="float" office:value="4.95031906453277">
            <text:p>4.9503190645</text:p>
          </table:table-cell>
          <table:table-cell office:value-type="float" office:value="18.5851346291108">
            <text:p>18.5851346291</text:p>
          </table:table-cell>
          <table:table-cell office:value-type="float" office:value="18.2839727631354">
            <text:p>18.283972763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3">
            <text:p>613</text:p>
          </table:table-cell>
          <table:table-cell office:value-type="float" office:value="1374">
            <text:p>1374</text:p>
          </table:table-cell>
          <table:table-cell office:value-type="float" office:value="62.5">
            <text:p>62.5</text:p>
          </table:table-cell>
          <table:table-cell office:value-type="float" office:value="97.875">
            <text:p>97.875</text:p>
          </table:table-cell>
          <table:table-cell office:value-type="float" office:value="56.875">
            <text:p>56.875</text:p>
          </table:table-cell>
          <table:table-cell office:value-type="float" office:value="0.192307692307692">
            <text:p>0.1923076923</text:p>
          </table:table-cell>
          <table:table-cell office:value-type="float" office:value="0.159665579119086">
            <text:p>0.1596655791</text:p>
          </table:table-cell>
          <table:table-cell office:value-type="float" office:value="0.0413937409024745">
            <text:p>0.0413937409</text:p>
          </table:table-cell>
          <table:table-cell office:value-type="float" office:value="1.74556213017751">
            <text:p>1.7455621302</text:p>
          </table:table-cell>
          <table:table-cell office:value-type="float" office:value="1.60879599734145">
            <text:p>1.6087959973</text:p>
          </table:table-cell>
          <table:table-cell office:value-type="float" office:value="1.14823643905903">
            <text:p>1.1482364391</text:p>
          </table:table-cell>
          <table:table-cell office:value-type="float" office:value="3.94078432071401">
            <text:p>3.9407843207</text:p>
          </table:table-cell>
          <table:table-cell office:value-type="float" office:value="4.67926394137727">
            <text:p>4.6792639414</text:p>
          </table:table-cell>
          <table:table-cell office:value-type="float" office:value="17.089447981859">
            <text:p>17.089447981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710">
            <text:p>710</text:p>
          </table:table-cell>
          <table:table-cell office:value-type="float" office:value="1736">
            <text:p>1736</text:p>
          </table:table-cell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106.25">
            <text:p>106.25</text:p>
          </table:table-cell>
          <table:table-cell office:value-type="float" office:value="0.262048192771084">
            <text:p>0.2620481928</text:p>
          </table:table-cell>
          <table:table-cell office:value-type="float" office:value="0.185915492957746">
            <text:p>0.185915493</text:p>
          </table:table-cell>
          <table:table-cell office:value-type="float" office:value="0.0612039170506912">
            <text:p>0.0612039171</text:p>
          </table:table-cell>
          <table:table-cell office:value-type="float" office:value="2.05176041515459">
            <text:p>2.0517604152</text:p>
          </table:table-cell>
          <table:table-cell office:value-type="float" office:value="1.71845078357469">
            <text:p>1.7184507836</text:p>
          </table:table-cell>
          <table:table-cell office:value-type="float" office:value="1.22155571182362">
            <text:p>1.2215557118</text:p>
          </table:table-cell>
          <table:table-cell office:value-type="float" office:value="2.97825573386864">
            <text:p>2.9782557339</text:p>
          </table:table-cell>
          <table:table-cell office:value-type="float" office:value="4.06502067769824">
            <text:p>4.0650206777</text:p>
          </table:table-cell>
          <table:table-cell office:value-type="float" office:value="11.668351943569">
            <text:p>11.668351943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42">
            <text:p>742</text:p>
          </table:table-cell>
          <table:table-cell office:value-type="float" office:value="1792">
            <text:p>1792</text:p>
          </table:table-cell>
          <table:table-cell office:value-type="float" office:value="74.875">
            <text:p>74.875</text:p>
          </table:table-cell>
          <table:table-cell office:value-type="float" office:value="72">
            <text:p>72</text:p>
          </table:table-cell>
          <table:table-cell office:value-type="float" office:value="160">
            <text:p>160</text:p>
          </table:table-cell>
          <table:table-cell office:value-type="float" office:value="0.215158045977011">
            <text:p>0.215158046</text:p>
          </table:table-cell>
          <table:table-cell office:value-type="float" office:value="0.0970350404312668">
            <text:p>0.0970350404</text:p>
          </table:table-cell>
          <table:table-cell office:value-type="float" office:value="0.0892857142857143">
            <text:p>0.0892857143</text:p>
          </table:table-cell>
          <table:table-cell office:value-type="float" office:value="1.84378741102689">
            <text:p>1.843787411</text:p>
          </table:table-cell>
          <table:table-cell office:value-type="float" office:value="1.35807760768957">
            <text:p>1.3580776077</text:p>
          </table:table-cell>
          <table:table-cell office:value-type="float" office:value="1.328125">
            <text:p>1.328125</text:p>
          </table:table-cell>
          <table:table-cell office:value-type="float" office:value="3.55689654102235">
            <text:p>3.556896541</text:p>
          </table:table-cell>
          <table:table-cell office:value-type="float" office:value="7.48449170402232">
            <text:p>7.484491704</text:p>
          </table:table-cell>
          <table:table-cell office:value-type="float" office:value="8.10488266018094">
            <text:p>8.10488266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70">
            <text:p>870</text:p>
          </table:table-cell>
          <table:table-cell office:value-type="float" office:value="2421">
            <text:p>2421</text:p>
          </table:table-cell>
          <table:table-cell office:value-type="float" office:value="73.125">
            <text:p>73.125</text:p>
          </table:table-cell>
          <table:table-cell office:value-type="float" office:value="36.125">
            <text:p>36.125</text:p>
          </table:table-cell>
          <table:table-cell office:value-type="float" office:value="194">
            <text:p>194</text:p>
          </table:table-cell>
          <table:table-cell office:value-type="float" office:value="0.200342465753425">
            <text:p>0.2003424658</text:p>
          </table:table-cell>
          <table:table-cell office:value-type="float" office:value="0.0415229885057471">
            <text:p>0.0415229885</text:p>
          </table:table-cell>
          <table:table-cell office:value-type="float" office:value="0.0801321767864519">
            <text:p>0.0801321768</text:p>
          </table:table-cell>
          <table:table-cell office:value-type="float" office:value="1.77986735316194">
            <text:p>1.7798673532</text:p>
          </table:table-cell>
          <table:table-cell office:value-type="float" office:value="1.14870981057603">
            <text:p>1.1487098106</text:p>
          </table:table-cell>
          <table:table-cell office:value-type="float" office:value="1.29304810363539">
            <text:p>1.2930481036</text:p>
          </table:table-cell>
          <table:table-cell office:value-type="float" office:value="3.79584322713572">
            <text:p>3.7958432271</text:p>
          </table:table-cell>
          <table:table-cell office:value-type="float" office:value="17.0373183810533">
            <text:p>17.0373183811</text:p>
          </table:table-cell>
          <table:table-cell office:value-type="float" office:value="8.99216958079734">
            <text:p>8.992169580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90">
            <text:p>990</text:p>
          </table:table-cell>
          <table:table-cell office:value-type="float" office:value="2704">
            <text:p>2704</text:p>
          </table:table-cell>
          <table:table-cell office:value-type="float" office:value="62.25">
            <text:p>62.2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float" office:value="0.182017543859649">
            <text:p>0.1820175439</text:p>
          </table:table-cell>
          <table:table-cell office:value-type="float" office:value="0.0515151515151515">
            <text:p>0.0515151515</text:p>
          </table:table-cell>
          <table:table-cell office:value-type="float" office:value="0.0573224852071006">
            <text:p>0.0573224852</text:p>
          </table:table-cell>
          <table:table-cell office:value-type="float" office:value="1.70199696060326">
            <text:p>1.7019969606</text:p>
          </table:table-cell>
          <table:table-cell office:value-type="float" office:value="1.18550449954086">
            <text:p>1.1855044995</text:p>
          </table:table-cell>
          <table:table-cell office:value-type="float" office:value="1.20706899815308">
            <text:p>1.2070689982</text:p>
          </table:table-cell>
          <table:table-cell office:value-type="float" office:value="4.14505283120078">
            <text:p>4.1450528312</text:p>
          </table:table-cell>
          <table:table-cell office:value-type="float" office:value="13.7988821665237">
            <text:p>13.7988821665</text:p>
          </table:table-cell>
          <table:table-cell office:value-type="float" office:value="12.4354184652772">
            <text:p>12.43541846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123">
            <text:p>1123</text:p>
          </table:table-cell>
          <table:table-cell office:value-type="float" office:value="2606">
            <text:p>2606</text:p>
          </table:table-cell>
          <table:table-cell office:value-type="float" office:value="91.125">
            <text:p>91.125</text:p>
          </table:table-cell>
          <table:table-cell office:value-type="float" office:value="179">
            <text:p>179</text:p>
          </table:table-cell>
          <table:table-cell office:value-type="float" office:value="74.625">
            <text:p>74.625</text:p>
          </table:table-cell>
          <table:table-cell office:value-type="float" office:value="0.27782012195122">
            <text:p>0.277820122</text:p>
          </table:table-cell>
          <table:table-cell office:value-type="float" office:value="0.159394479073909">
            <text:p>0.1593944791</text:p>
          </table:table-cell>
          <table:table-cell office:value-type="float" office:value="0.0286358403683807">
            <text:p>0.0286358404</text:p>
          </table:table-cell>
          <table:table-cell office:value-type="float" office:value="2.12365110634481">
            <text:p>2.1236511063</text:p>
          </table:table-cell>
          <table:table-cell office:value-type="float" office:value="1.6076776126788">
            <text:p>1.6076776127</text:p>
          </table:table-cell>
          <table:table-cell office:value-type="float" office:value="1.10183266354239">
            <text:p>1.1018326635</text:p>
          </table:table-cell>
          <table:table-cell office:value-type="float" office:value="2.82737653446278">
            <text:p>2.8273765345</text:p>
          </table:table-cell>
          <table:table-cell office:value-type="float" office:value="4.68666107086149">
            <text:p>4.6866610709</text:p>
          </table:table-cell>
          <table:table-cell office:value-type="float" office:value="24.5505247247493">
            <text:p>24.550524724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16">
            <text:p>1016</text:p>
          </table:table-cell>
          <table:table-cell office:value-type="float" office:value="2340">
            <text:p>2340</text:p>
          </table:table-cell>
          <table:table-cell office:value-type="float" office:value="115">
            <text:p>115</text:p>
          </table:table-cell>
          <table:table-cell office:value-type="float" office:value="107.375">
            <text:p>107.375</text:p>
          </table:table-cell>
          <table:table-cell office:value-type="float" office:value="158.375">
            <text:p>158.375</text:p>
          </table:table-cell>
          <table:table-cell office:value-type="float" office:value="0.319444444444444">
            <text:p>0.3194444444</text:p>
          </table:table-cell>
          <table:table-cell office:value-type="float" office:value="0.10568405511811">
            <text:p>0.1056840551</text:p>
          </table:table-cell>
          <table:table-cell office:value-type="float" office:value="0.0676816239316239">
            <text:p>0.0676816239</text:p>
          </table:table-cell>
          <table:table-cell office:value-type="float" office:value="2.31806327160494">
            <text:p>2.3180632716</text:p>
          </table:table-cell>
          <table:table-cell office:value-type="float" office:value="1.39178566714555">
            <text:p>1.3917856671</text:p>
          </table:table-cell>
          <table:table-cell office:value-type="float" office:value="1.24586405610801">
            <text:p>1.2458640561</text:p>
          </table:table-cell>
          <table:table-cell office:value-type="float" office:value="2.50043378219977">
            <text:p>2.5004337822</text:p>
          </table:table-cell>
          <table:table-cell office:value-type="float" office:value="6.89944473217311">
            <text:p>6.8994447322</text:p>
          </table:table-cell>
          <table:table-cell office:value-type="float" office:value="10.5840816571167">
            <text:p>10.584081657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556">
            <text:p>556</text:p>
          </table:table-cell>
          <table:table-cell office:value-type="float" office:value="1286">
            <text:p>1286</text:p>
          </table:table-cell>
          <table:table-cell office:value-type="float" office:value="3346">
            <text:p>3346</text:p>
          </table:table-cell>
          <table:table-cell office:value-type="float" office:value="86.75">
            <text:p>86.75</text:p>
          </table:table-cell>
          <table:table-cell office:value-type="float" office:value="-15">
            <text:p>-15</text:p>
          </table:table-cell>
          <table:table-cell office:value-type="float" office:value="159.75">
            <text:p>159.75</text:p>
          </table:table-cell>
          <table:table-cell office:value-type="float" office:value="0.156025179856115">
            <text:p>0.1560251799</text:p>
          </table:table-cell>
          <table:table-cell office:value-type="float" office:value="-0.0116640746500778">
            <text:p>-0.0116640747</text:p>
          </table:table-cell>
          <table:table-cell office:value-type="float" office:value="0.0477435744172146">
            <text:p>0.0477435744</text:p>
          </table:table-cell>
          <table:table-cell office:value-type="float" office:value="1.5938020887247">
            <text:p>1.5938020887</text:p>
          </table:table-cell>
          <table:table-cell office:value-type="float" office:value="0.959442397974115">
            <text:p>0.959442398</text:p>
          </table:table-cell>
          <table:table-cell office:value-type="float" office:value="1.17157023030059">
            <text:p>1.1715702303</text:p>
          </table:table-cell>
          <table:table-cell office:value-type="float" office:value="4.78073580454639">
            <text:p>4.7807358045</text:p>
          </table:table-cell>
          <table:table-cell office:value-type="float" office:value="0">
            <text:p>0</text:p>
          </table:table-cell>
          <table:table-cell office:value-type="float" office:value="14.8620047046238">
            <text:p>14.862004704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1467">
            <text:p>1467</text:p>
          </table:table-cell>
          <table:table-cell office:value-type="float" office:value="3724">
            <text:p>3724</text:p>
          </table:table-cell>
          <table:table-cell office:value-type="float" office:value="98.25">
            <text:p>98.25</text:p>
          </table:table-cell>
          <table:table-cell office:value-type="float" office:value="282.25">
            <text:p>282.25</text:p>
          </table:table-cell>
          <table:table-cell office:value-type="float" office:value="14.375">
            <text:p>14.375</text:p>
          </table:table-cell>
          <table:table-cell office:value-type="float" office:value="0.152562111801242">
            <text:p>0.1525621118</text:p>
          </table:table-cell>
          <table:table-cell office:value-type="float" office:value="0.192399454669393">
            <text:p>0.1923994547</text:p>
          </table:table-cell>
          <table:table-cell office:value-type="float" office:value="0.00386009667024705">
            <text:p>0.0038600967</text:p>
          </table:table-cell>
          <table:table-cell office:value-type="float" office:value="1.57958677930057">
            <text:p>1.5795867793</text:p>
          </table:table-cell>
          <table:table-cell office:value-type="float" office:value="1.74595248965075">
            <text:p>1.7459524897</text:p>
          </table:table-cell>
          <table:table-cell office:value-type="float" office:value="1.01353954302462">
            <text:p>1.013539543</text:p>
          </table:table-cell>
          <table:table-cell office:value-type="float" office:value="4.88175177085388">
            <text:p>4.8817517709</text:p>
          </table:table-cell>
          <table:table-cell office:value-type="float" office:value="3.93906082813406">
            <text:p>3.9390608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25">
            <text:p>825</text:p>
          </table:table-cell>
          <table:table-cell office:value-type="float" office:value="1610">
            <text:p>1610</text:p>
          </table:table-cell>
          <table:table-cell office:value-type="float" office:value="3797">
            <text:p>3797</text:p>
          </table:table-cell>
          <table:table-cell office:value-type="float" office:value="79.375">
            <text:p>79.375</text:p>
          </table:table-cell>
          <table:table-cell office:value-type="float" office:value="27.75">
            <text:p>27.75</text:p>
          </table:table-cell>
          <table:table-cell office:value-type="float" office:value="-63.25">
            <text:p>-63.25</text:p>
          </table:table-cell>
          <table:table-cell office:value-type="float" office:value="0.0962121212121212">
            <text:p>0.0962121212</text:p>
          </table:table-cell>
          <table:table-cell office:value-type="float" office:value="0.0172360248447205">
            <text:p>0.0172360248</text:p>
          </table:table-cell>
          <table:table-cell office:value-type="float" office:value="-0.0166578878061628">
            <text:p>-0.0166578878</text:p>
          </table:table-cell>
          <table:table-cell office:value-type="float" office:value="1.35488569788797">
            <text:p>1.3548856979</text:p>
          </table:table-cell>
          <table:table-cell office:value-type="float" office:value="1.06090836483932">
            <text:p>1.0609083648</text:p>
          </table:table-cell>
          <table:table-cell office:value-type="float" office:value="0.942241263721709">
            <text:p>0.9422412637</text:p>
          </table:table-cell>
          <table:table-cell office:value-type="float" office:value="7.54563265000867">
            <text:p>7.545632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1562">
            <text:p>1562</text:p>
          </table:table-cell>
          <table:table-cell office:value-type="float" office:value="3808">
            <text:p>3808</text:p>
          </table:table-cell>
          <table:table-cell office:value-type="float" office:value="41.125">
            <text:p>41.125</text:p>
          </table:table-cell>
          <table:table-cell office:value-type="float" office:value="111.375">
            <text:p>111.375</text:p>
          </table:table-cell>
          <table:table-cell office:value-type="float" office:value="403">
            <text:p>403</text:p>
          </table:table-cell>
          <table:table-cell office:value-type="float" office:value="0.0529961340206186">
            <text:p>0.052996134</text:p>
          </table:table-cell>
          <table:table-cell office:value-type="float" office:value="0.0713028169014085">
            <text:p>0.0713028169</text:p>
          </table:table-cell>
          <table:table-cell office:value-type="float" office:value="0.105829831932773">
            <text:p>0.1058298319</text:p>
          </table:table-cell>
          <table:table-cell office:value-type="float" office:value="1.19099130590558">
            <text:p>1.1909913059</text:p>
          </table:table-cell>
          <table:table-cell office:value-type="float" office:value="1.25952467888316">
            <text:p>1.2595246789</text:p>
          </table:table-cell>
          <table:table-cell office:value-type="float" office:value="1.39235632028547">
            <text:p>1.3923563203</text:p>
          </table:table-cell>
          <table:table-cell office:value-type="float" office:value="13.4227936309763">
            <text:p>13.422793631</text:p>
          </table:table-cell>
          <table:table-cell office:value-type="float" office:value="10.0637707733082">
            <text:p>10.0637707733</text:p>
          </table:table-cell>
          <table:table-cell office:value-type="float" office:value="6.8904027828127">
            <text:p>6.890402782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38">
            <text:p>938</text:p>
          </table:table-cell>
          <table:table-cell office:value-type="float" office:value="1634">
            <text:p>1634</text:p>
          </table:table-cell>
          <table:table-cell office:value-type="float" office:value="3623">
            <text:p>3623</text:p>
          </table:table-cell>
          <table:table-cell office:value-type="float" office:value="45">
            <text:p>45</text:p>
          </table:table-cell>
          <table:table-cell office:value-type="float" office:value="-63.625">
            <text:p>-63.625</text:p>
          </table:table-cell>
          <table:table-cell office:value-type="float" office:value="81.5">
            <text:p>81.5</text:p>
          </table:table-cell>
          <table:table-cell office:value-type="float" office:value="0.0479744136460554">
            <text:p>0.0479744136</text:p>
          </table:table-cell>
          <table:table-cell office:value-type="float" office:value="-0.038938188494492">
            <text:p>-0.0389381885</text:p>
          </table:table-cell>
          <table:table-cell office:value-type="float" office:value="0.0224951697488269">
            <text:p>0.0224951697</text:p>
          </table:table-cell>
          <table:table-cell office:value-type="float" office:value="1.17242147471597">
            <text:p>1.1724214747</text:p>
          </table:table-cell>
          <table:table-cell office:value-type="float" office:value="0.866688058014814">
            <text:p>0.866688058</text:p>
          </table:table-cell>
          <table:table-cell office:value-type="float" office:value="1.07972491813847">
            <text:p>1.0797249181</text:p>
          </table:table-cell>
          <table:table-cell office:value-type="float" office:value="14.7921348944717">
            <text:p>14.7921348945</text:p>
          </table:table-cell>
          <table:table-cell office:value-type="float" office:value="-17.4523503172073">
            <text:p>-17.4523503172</text:p>
          </table:table-cell>
          <table:table-cell office:value-type="float" office:value="31.1584448879134">
            <text:p>31.158444887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39">
            <text:p>939</text:p>
          </table:table-cell>
          <table:table-cell office:value-type="float" office:value="1604">
            <text:p>1604</text:p>
          </table:table-cell>
          <table:table-cell office:value-type="float" office:value="3628">
            <text:p>3628</text:p>
          </table:table-cell>
          <table:table-cell office:value-type="float" office:value="82.5">
            <text:p>82.5</text:p>
          </table:table-cell>
          <table:table-cell office:value-type="float" office:value="-18.5">
            <text:p>-18.5</text:p>
          </table:table-cell>
          <table:table-cell office:value-type="float" office:value="-33.875">
            <text:p>-33.875</text:p>
          </table:table-cell>
          <table:table-cell office:value-type="float" office:value="0.0878594249201278">
            <text:p>0.0878594249</text:p>
          </table:table-cell>
          <table:table-cell office:value-type="float" office:value="-0.0115336658354115">
            <text:p>-0.0115336658</text:p>
          </table:table-cell>
          <table:table-cell office:value-type="float" office:value="-0.00933710033076075">
            <text:p>-0.0093371003</text:p>
          </table:table-cell>
          <table:table-cell office:value-type="float" office:value="1.32263777317315">
            <text:p>1.3226377732</text:p>
          </table:table-cell>
          <table:table-cell office:value-type="float" office:value="0.959892899453362">
            <text:p>0.9598928995</text:p>
          </table:table-cell>
          <table:table-cell office:value-type="float" office:value="0.967491024469807">
            <text:p>0.9674910245</text:p>
          </table:table-cell>
          <table:table-cell office:value-type="float" office:value="8.23098507537227">
            <text:p>8.23098507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1481">
            <text:p>1481</text:p>
          </table:table-cell>
          <table:table-cell office:value-type="float" office:value="3534">
            <text:p>3534</text:p>
          </table:table-cell>
          <table:table-cell office:value-type="float" office:value="-139.25">
            <text:p>-139.25</text:p>
          </table:table-cell>
          <table:table-cell office:value-type="float" office:value="79.75">
            <text:p>79.75</text:p>
          </table:table-cell>
          <table:table-cell office:value-type="float" office:value="23.25">
            <text:p>23.25</text:p>
          </table:table-cell>
          <table:table-cell office:value-type="float" office:value="-0.163823529411765">
            <text:p>-0.1638235294</text:p>
          </table:table-cell>
          <table:table-cell office:value-type="float" office:value="0.0538487508440243">
            <text:p>0.0538487508</text:p>
          </table:table-cell>
          <table:table-cell office:value-type="float" office:value="0.00657894736842105">
            <text:p>0.0065789474</text:p>
          </table:table-cell>
          <table:table-cell office:value-type="float" office:value="0.479220418685121">
            <text:p>0.4792204187</text:p>
          </table:table-cell>
          <table:table-cell office:value-type="float" office:value="1.19415401637031">
            <text:p>1.1941540164</text:p>
          </table:table-cell>
          <table:table-cell office:value-type="float" office:value="1.02311114958449">
            <text:p>1.0231111496</text:p>
          </table:table-cell>
          <table:table-cell office:value-type="float" office:value="-3.87415733795828">
            <text:p>-3.874157338</text:p>
          </table:table-cell>
          <table:table-cell office:value-type="float" office:value="13.215656691394">
            <text:p>13.2156566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3">
            <text:p>13</text:p>
          </table:table-cell>
          <table:table-cell office:value-type="float" office:value="918">
            <text:p>918</text:p>
          </table:table-cell>
          <table:table-cell office:value-type="float" office:value="1750">
            <text:p>1750</text:p>
          </table:table-cell>
          <table:table-cell office:value-type="float" office:value="4104">
            <text:p>4104</text:p>
          </table:table-cell>
          <table:table-cell office:value-type="float" office:value="-11">
            <text:p>-11</text:p>
          </table:table-cell>
          <table:table-cell office:value-type="float" office:value="55">
            <text:p>55</text:p>
          </table:table-cell>
          <table:table-cell office:value-type="float" office:value="-91.25">
            <text:p>-91.25</text:p>
          </table:table-cell>
          <table:table-cell office:value-type="float" office:value="-0.0119825708061002">
            <text:p>-0.0119825708</text:p>
          </table:table-cell>
          <table:table-cell office:value-type="float" office:value="0.0314285714285714">
            <text:p>0.0314285714</text:p>
          </table:table-cell>
          <table:table-cell office:value-type="float" office:value="-0.0222344054580897">
            <text:p>-0.0222344055</text:p>
          </table:table-cell>
          <table:table-cell office:value-type="float" office:value="0.958342422904771">
            <text:p>0.9583424229</text:p>
          </table:table-cell>
          <table:table-cell office:value-type="float" office:value="1.111936">
            <text:p>1.111936</text:p>
          </table:table-cell>
          <table:table-cell office:value-type="float" office:value="0.923148543717393">
            <text:p>0.9231485437</text:p>
          </table:table-cell>
          <table:table-cell office:value-type="float" office:value="0">
            <text:p>0</text:p>
          </table:table-cell>
          <table:table-cell office:value-type="float" office:value="22.399469194661">
            <text:p>22.3994691947</text:p>
          </table:table-cell>
          <table:table-cell office:value-type="float" office:value="-30.8266594427335">
            <text:p>-30.82665944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918">
            <text:p>918</text:p>
          </table:table-cell>
          <table:table-cell office:value-type="float" office:value="1668">
            <text:p>1668</text:p>
          </table:table-cell>
          <table:table-cell office:value-type="float" office:value="3306">
            <text:p>3306</text:p>
          </table:table-cell>
          <table:table-cell office:value-type="float" office:value="10.25">
            <text:p>10.25</text:p>
          </table:table-cell>
          <table:table-cell office:value-type="float" office:value="49.625">
            <text:p>49.625</text:p>
          </table:table-cell>
          <table:table-cell office:value-type="float" office:value="-85.625">
            <text:p>-85.625</text:p>
          </table:table-cell>
          <table:table-cell office:value-type="float" office:value="0.0111655773420479">
            <text:p>0.0111655773</text:p>
          </table:table-cell>
          <table:table-cell office:value-type="float" office:value="0.0297511990407674">
            <text:p>0.029751199</text:p>
          </table:table-cell>
          <table:table-cell office:value-type="float" office:value="-0.0258998790078645">
            <text:p>-0.025899879</text:p>
          </table:table-cell>
          <table:table-cell office:value-type="float" office:value="1.03932387412724">
            <text:p>1.0393238741</text:p>
          </table:table-cell>
          <table:table-cell office:value-type="float" office:value="1.10586405897764">
            <text:p>1.105864059</text:p>
          </table:table-cell>
          <table:table-cell office:value-type="float" office:value="0.910665198788413">
            <text:p>0.9106651988</text:p>
          </table:table-cell>
          <table:table-cell office:value-type="float" office:value="0">
            <text:p>0</text:p>
          </table:table-cell>
          <table:table-cell office:value-type="float" office:value="23.6430060732161">
            <text:p>23.6430060732</text:p>
          </table:table-cell>
          <table:table-cell office:value-type="float" office:value="-26.4144751021907">
            <text:p>-26.414475102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816">
            <text:p>816</text:p>
          </table:table-cell>
          <table:table-cell office:value-type="float" office:value="1618">
            <text:p>1618</text:p>
          </table:table-cell>
          <table:table-cell office:value-type="float" office:value="2850">
            <text:p>2850</text:p>
          </table:table-cell>
          <table:table-cell office:value-type="float" office:value="69.5">
            <text:p>69.5</text:p>
          </table:table-cell>
          <table:table-cell office:value-type="float" office:value="-55.25">
            <text:p>-55.25</text:p>
          </table:table-cell>
          <table:table-cell office:value-type="float" office:value="170.625">
            <text:p>170.625</text:p>
          </table:table-cell>
          <table:table-cell office:value-type="float" office:value="0.085171568627451">
            <text:p>0.0851715686</text:p>
          </table:table-cell>
          <table:table-cell office:value-type="float" office:value="-0.0341470951792336">
            <text:p>-0.0341470952</text:p>
          </table:table-cell>
          <table:table-cell office:value-type="float" office:value="0.0598684210526316">
            <text:p>0.0598684211</text:p>
          </table:table-cell>
          <table:table-cell office:value-type="float" office:value="1.3123187145569">
            <text:p>1.3123187146</text:p>
          </table:table-cell>
          <table:table-cell office:value-type="float" office:value="0.882770574126674">
            <text:p>0.8827705741</text:p>
          </table:table-cell>
          <table:table-cell office:value-type="float" office:value="1.21656456024931">
            <text:p>1.2165645602</text:p>
          </table:table-cell>
          <table:table-cell office:value-type="float" office:value="8.48009877162862">
            <text:p>8.4800987716</text:p>
          </table:table-cell>
          <table:table-cell office:value-type="float" office:value="-19.9502818025095">
            <text:p>-19.9502818025</text:p>
          </table:table-cell>
          <table:table-cell office:value-type="float" office:value="11.9210582218788">
            <text:p>11.921058221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918">
            <text:p>918</text:p>
          </table:table-cell>
          <table:table-cell office:value-type="float" office:value="1748">
            <text:p>1748</text:p>
          </table:table-cell>
          <table:table-cell office:value-type="float" office:value="3591">
            <text:p>3591</text:p>
          </table:table-cell>
          <table:table-cell office:value-type="float" office:value="-1.5">
            <text:p>-1.5</text:p>
          </table:table-cell>
          <table:table-cell office:value-type="float" office:value="71.875">
            <text:p>71.875</text:p>
          </table:table-cell>
          <table:table-cell office:value-type="float" office:value="135.375">
            <text:p>135.375</text:p>
          </table:table-cell>
          <table:table-cell office:value-type="float" office:value="-0.00163398692810458">
            <text:p>-0.0016339869</text:p>
          </table:table-cell>
          <table:table-cell office:value-type="float" office:value="0.0411184210526316">
            <text:p>0.0411184211</text:p>
          </table:table-cell>
          <table:table-cell office:value-type="float" office:value="0.0376984126984127">
            <text:p>0.0376984127</text:p>
          </table:table-cell>
          <table:table-cell office:value-type="float" office:value="0.994286278781665">
            <text:p>0.9942862788</text:p>
          </table:table-cell>
          <table:table-cell office:value-type="float" office:value="1.14722829380194">
            <text:p>1.1472282938</text:p>
          </table:table-cell>
          <table:table-cell office:value-type="float" office:value="1.1347299382716">
            <text:p>1.1347299383</text:p>
          </table:table-cell>
          <table:table-cell office:value-type="float" office:value="0">
            <text:p>0</text:p>
          </table:table-cell>
          <table:table-cell office:value-type="float" office:value="17.2015855228123">
            <text:p>17.2015855228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8">
            <text:p>28</text:p>
          </table:table-cell>
          <table:table-cell office:value-type="float" office:value="918">
            <text:p>918</text:p>
          </table:table-cell>
          <table:table-cell office:value-type="float" office:value="1830">
            <text:p>1830</text:p>
          </table:table-cell>
          <table:table-cell office:value-type="float" office:value="3420">
            <text:p>3420</text:p>
          </table:table-cell>
          <table:table-cell office:value-type="float" office:value="-16">
            <text:p>-16</text:p>
          </table:table-cell>
          <table:table-cell office:value-type="float" office:value="43.25">
            <text:p>43.25</text:p>
          </table:table-cell>
          <table:table-cell office:value-type="float" office:value="71.25">
            <text:p>71.25</text:p>
          </table:table-cell>
          <table:table-cell office:value-type="float" office:value="-0.0174291938997821">
            <text:p>-0.0174291939</text:p>
          </table:table-cell>
          <table:table-cell office:value-type="float" office:value="0.0236338797814208">
            <text:p>0.0236338798</text:p>
          </table:table-cell>
          <table:table-cell office:value-type="float" office:value="0.0208333333333333">
            <text:p>0.0208333333</text:p>
          </table:table-cell>
          <table:table-cell office:value-type="float" office:value="0.939593223878755">
            <text:p>0.9395932239</text:p>
          </table:table-cell>
          <table:table-cell office:value-type="float" office:value="1.08381335737108">
            <text:p>1.0838133574</text:p>
          </table:table-cell>
          <table:table-cell office:value-type="float" office:value="1.07376736111111">
            <text:p>1.0737673611</text:p>
          </table:table-cell>
          <table:table-cell office:value-type="float" office:value="0">
            <text:p>0</text:p>
          </table:table-cell>
          <table:table-cell office:value-type="float" office:value="29.6737640012236">
            <text:p>29.6737640012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">
            <text:p>27</text:p>
          </table:table-cell>
          <table:table-cell office:value-type="float" office:value="816">
            <text:p>816</text:p>
          </table:table-cell>
          <table:table-cell office:value-type="float" office:value="1677">
            <text:p>1677</text:p>
          </table:table-cell>
          <table:table-cell office:value-type="float" office:value="3306">
            <text:p>3306</text:p>
          </table:table-cell>
          <table:table-cell office:value-type="float" office:value="32.125">
            <text:p>32.125</text:p>
          </table:table-cell>
          <table:table-cell office:value-type="float" office:value="166.625">
            <text:p>166.625</text:p>
          </table:table-cell>
          <table:table-cell office:value-type="float" office:value="142.5">
            <text:p>142.5</text:p>
          </table:table-cell>
          <table:table-cell office:value-type="float" office:value="0.0393688725490196">
            <text:p>0.0393688725</text:p>
          </table:table-cell>
          <table:table-cell office:value-type="float" office:value="0.0993589743589744">
            <text:p>0.0993589744</text:p>
          </table:table-cell>
          <table:table-cell office:value-type="float" office:value="0.0431034482758621">
            <text:p>0.0431034483</text:p>
          </table:table-cell>
          <table:table-cell office:value-type="float" office:value="1.1408288738481">
            <text:p>1.1408288738</text:p>
          </table:table-cell>
          <table:table-cell office:value-type="float" office:value="1.36710593359632">
            <text:p>1.3671059336</text:p>
          </table:table-cell>
          <table:table-cell office:value-type="float" office:value="1.15450356718193">
            <text:p>1.1545035672</text:p>
          </table:table-cell>
          <table:table-cell office:value-type="float" office:value="17.9508210327094">
            <text:p>17.9508210327</text:p>
          </table:table-cell>
          <table:table-cell office:value-type="float" office:value="7.31729372589193">
            <text:p>7.3172937259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966">
            <text:p>966</text:p>
          </table:table-cell>
          <table:table-cell office:value-type="float" office:value="1768">
            <text:p>1768</text:p>
          </table:table-cell>
          <table:table-cell office:value-type="float" office:value="3876">
            <text:p>3876</text:p>
          </table:table-cell>
          <table:table-cell office:value-type="float" office:value="-34.75">
            <text:p>-34.75</text:p>
          </table:table-cell>
          <table:table-cell office:value-type="float" office:value="102">
            <text:p>102</text:p>
          </table:table-cell>
          <table:table-cell office:value-type="float" office:value="541.5">
            <text:p>541.5</text:p>
          </table:table-cell>
          <table:table-cell office:value-type="float" office:value="-0.0359730848861284">
            <text:p>-0.0359730849</text:p>
          </table:table-cell>
          <table:table-cell office:value-type="float" office:value="0.0576923076923077">
            <text:p>0.0576923077</text:p>
          </table:table-cell>
          <table:table-cell office:value-type="float" office:value="0.139705882352941">
            <text:p>0.1397058824</text:p>
          </table:table-cell>
          <table:table-cell office:value-type="float" office:value="0.876630566057551">
            <text:p>0.8766305661</text:p>
          </table:table-cell>
          <table:table-cell office:value-type="float" office:value="1.20844674556213">
            <text:p>1.2084467456</text:p>
          </table:table-cell>
          <table:table-cell office:value-type="float" office:value="1.52722534602076">
            <text:p>1.527225346</text:p>
          </table:table-cell>
          <table:table-cell office:value-type="float" office:value="-18.9198045604823">
            <text:p>-18.9198045605</text:p>
          </table:table-cell>
          <table:table-cell office:value-type="float" office:value="12.3578850352118">
            <text:p>12.3578850352</text:p>
          </table:table-cell>
          <table:table-cell office:value-type="float" office:value="5.30049671311602">
            <text:p>5.300496713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742">
            <text:p>742</text:p>
          </table:table-cell>
          <table:table-cell office:value-type="float" office:value="1843">
            <text:p>1843</text:p>
          </table:table-cell>
          <table:table-cell office:value-type="float" office:value="4332">
            <text:p>4332</text:p>
          </table:table-cell>
          <table:table-cell office:value-type="float" office:value="-28.75">
            <text:p>-28.75</text:p>
          </table:table-cell>
          <table:table-cell office:value-type="float" office:value="-60.125">
            <text:p>-60.125</text:p>
          </table:table-cell>
          <table:table-cell office:value-type="float" office:value="178.125">
            <text:p>178.125</text:p>
          </table:table-cell>
          <table:table-cell office:value-type="float" office:value="-0.0387466307277628">
            <text:p>-0.0387466307</text:p>
          </table:table-cell>
          <table:table-cell office:value-type="float" office:value="-0.0326234400434075">
            <text:p>-0.03262344</text:p>
          </table:table-cell>
          <table:table-cell office:value-type="float" office:value="0.0411184210526316">
            <text:p>0.0411184211</text:p>
          </table:table-cell>
          <table:table-cell office:value-type="float" office:value="0.867329343182627">
            <text:p>0.8673293432</text:p>
          </table:table-cell>
          <table:table-cell office:value-type="float" office:value="0.887903965974995">
            <text:p>0.887903966</text:p>
          </table:table-cell>
          <table:table-cell office:value-type="float" office:value="1.14722829380194">
            <text:p>1.1472282938</text:p>
          </table:table-cell>
          <table:table-cell office:value-type="float" office:value="-17.540368488315">
            <text:p>-17.5403684883</text:p>
          </table:table-cell>
          <table:table-cell office:value-type="float" office:value="-20.8984171255172">
            <text:p>-20.8984171255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">
            <text:p>29</text:p>
          </table:table-cell>
          <table:table-cell office:value-type="float" office:value="658">
            <text:p>658</text:p>
          </table:table-cell>
          <table:table-cell office:value-type="float" office:value="1786">
            <text:p>1786</text:p>
          </table:table-cell>
          <table:table-cell office:value-type="float" office:value="4446">
            <text:p>4446</text:p>
          </table:table-cell>
          <table:table-cell office:value-type="float" office:value="-56.5">
            <text:p>-56.5</text:p>
          </table:table-cell>
          <table:table-cell office:value-type="float" office:value="57">
            <text:p>57</text:p>
          </table:table-cell>
          <table:table-cell office:value-type="float" office:value="441.75">
            <text:p>441.75</text:p>
          </table:table-cell>
          <table:table-cell office:value-type="float" office:value="-0.0858662613981763">
            <text:p>-0.0858662614</text:p>
          </table:table-cell>
          <table:table-cell office:value-type="float" office:value="0.0319148936170213">
            <text:p>0.0319148936</text:p>
          </table:table-cell>
          <table:table-cell office:value-type="float" office:value="0.0993589743589744">
            <text:p>0.0993589744</text:p>
          </table:table-cell>
          <table:table-cell office:value-type="float" office:value="0.713919194205523">
            <text:p>0.7139191942</text:p>
          </table:table-cell>
          <table:table-cell office:value-type="float" office:value="1.11369850611136">
            <text:p>1.1136985061</text:p>
          </table:table-cell>
          <table:table-cell office:value-type="float" office:value="1.36710593359632">
            <text:p>1.3671059336</text:p>
          </table:table-cell>
          <table:table-cell office:value-type="float" office:value="-7.72064563561925">
            <text:p>-7.7206456356</text:p>
          </table:table-cell>
          <table:table-cell office:value-type="float" office:value="22.0633706070213">
            <text:p>22.063370607</text:p>
          </table:table-cell>
          <table:table-cell office:value-type="float" office:value="7.31729372589193">
            <text:p>7.317293725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5">
            <text:p>25</text:p>
          </table:table-cell>
          <table:table-cell office:value-type="float" office:value="826">
            <text:p>826</text:p>
          </table:table-cell>
          <table:table-cell office:value-type="float" office:value="2006">
            <text:p>2006</text:p>
          </table:table-cell>
          <table:table-cell office:value-type="float" office:value="5472">
            <text:p>5472</text:p>
          </table:table-cell>
          <table:table-cell office:value-type="float" office:value="-41.75">
            <text:p>-41.75</text:p>
          </table:table-cell>
          <table:table-cell office:value-type="float" office:value="25.5">
            <text:p>25.5</text:p>
          </table:table-cell>
          <table:table-cell office:value-type="float" office:value="541.5">
            <text:p>541.5</text:p>
          </table:table-cell>
          <table:table-cell office:value-type="float" office:value="-0.050544794188862">
            <text:p>-0.0505447942</text:p>
          </table:table-cell>
          <table:table-cell office:value-type="float" office:value="0.0127118644067797">
            <text:p>0.0127118644</text:p>
          </table:table-cell>
          <table:table-cell office:value-type="float" office:value="0.0989583333333333">
            <text:p>0.0989583333</text:p>
          </table:table-cell>
          <table:table-cell office:value-type="float" office:value="0.828100581729388">
            <text:p>0.8281005817</text:p>
          </table:table-cell>
          <table:table-cell office:value-type="float" office:value="1.04480824475725">
            <text:p>1.0448082448</text:p>
          </table:table-cell>
          <table:table-cell office:value-type="float" office:value="1.36554796006944">
            <text:p>1.3655479601</text:p>
          </table:table-cell>
          <table:table-cell office:value-type="float" office:value="-13.3639532549822">
            <text:p>-13.363953255</text:p>
          </table:table-cell>
          <table:table-cell office:value-type="float" office:value="0">
            <text:p>0</text:p>
          </table:table-cell>
          <table:table-cell office:value-type="float" office:value="7.34555845888234">
            <text:p>7.345558458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045">
            <text:p>1045</text:p>
          </table:table-cell>
          <table:table-cell office:value-type="float" office:value="2233">
            <text:p>2233</text:p>
          </table:table-cell>
          <table:table-cell office:value-type="float" office:value="7182">
            <text:p>7182</text:p>
          </table:table-cell>
          <table:table-cell office:value-type="float" office:value="-29.625">
            <text:p>-29.625</text:p>
          </table:table-cell>
          <table:table-cell office:value-type="float" office:value="112.25">
            <text:p>112.25</text:p>
          </table:table-cell>
          <table:table-cell office:value-type="float" office:value="270.75">
            <text:p>270.75</text:p>
          </table:table-cell>
          <table:table-cell office:value-type="float" office:value="-0.0283492822966507">
            <text:p>-0.0283492823</text:p>
          </table:table-cell>
          <table:table-cell office:value-type="float" office:value="0.050268696820421">
            <text:p>0.0502686968</text:p>
          </table:table-cell>
          <table:table-cell office:value-type="float" office:value="0.0376984126984127">
            <text:p>0.0376984127</text:p>
          </table:table-cell>
          <table:table-cell office:value-type="float" office:value="0.902352728302923">
            <text:p>0.9023527283</text:p>
          </table:table-cell>
          <table:table-cell office:value-type="float" office:value="1.18089324495632">
            <text:p>1.180893245</text:p>
          </table:table-cell>
          <table:table-cell office:value-type="float" office:value="1.1347299382716">
            <text:p>1.1347299383</text:p>
          </table:table-cell>
          <table:table-cell office:value-type="float" office:value="-24.102020231108">
            <text:p>-24.1020202311</text:p>
          </table:table-cell>
          <table:table-cell office:value-type="float" office:value="14.1325839383445">
            <text:p>14.1325839383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050">
            <text:p>1050</text:p>
          </table:table-cell>
          <table:table-cell office:value-type="float" office:value="2231">
            <text:p>2231</text:p>
          </table:table-cell>
          <table:table-cell office:value-type="float" office:value="6840">
            <text:p>6840</text:p>
          </table:table-cell>
          <table:table-cell office:value-type="float" office:value="-40.25">
            <text:p>-40.25</text:p>
          </table:table-cell>
          <table:table-cell office:value-type="float" office:value="80.5">
            <text:p>80.5</text:p>
          </table:table-cell>
          <table:table-cell office:value-type="float" office:value="142.5">
            <text:p>142.5</text:p>
          </table:table-cell>
          <table:table-cell office:value-type="float" office:value="-0.0383333333333333">
            <text:p>-0.0383333333</text:p>
          </table:table-cell>
          <table:table-cell office:value-type="float" office:value="0.0360824742268041">
            <text:p>0.0360824742</text:p>
          </table:table-cell>
          <table:table-cell office:value-type="float" office:value="0.0208333333333333">
            <text:p>0.0208333333</text:p>
          </table:table-cell>
          <table:table-cell office:value-type="float" office:value="0.868713444444444">
            <text:p>0.8687134444</text:p>
          </table:table-cell>
          <table:table-cell office:value-type="float" office:value="1.12884047188862">
            <text:p>1.1288404719</text:p>
          </table:table-cell>
          <table:table-cell office:value-type="float" office:value="1.07376736111111">
            <text:p>1.0737673611</text:p>
          </table:table-cell>
          <table:table-cell office:value-type="float" office:value="-17.7332690535362">
            <text:p>-17.7332690535</text:p>
          </table:table-cell>
          <table:table-cell office:value-type="float" office:value="19.5546051527348">
            <text:p>19.5546051527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4">
            <text:p>24</text:p>
          </table:table-cell>
          <table:table-cell office:value-type="float" office:value="1008">
            <text:p>1008</text:p>
          </table:table-cell>
          <table:table-cell office:value-type="float" office:value="2088">
            <text:p>2088</text:p>
          </table:table-cell>
          <table:table-cell office:value-type="float" office:value="6612">
            <text:p>6612</text:p>
          </table:table-cell>
          <table:table-cell office:value-type="float" office:value="-45.5">
            <text:p>-45.5</text:p>
          </table:table-cell>
          <table:table-cell office:value-type="float" office:value="-94.25">
            <text:p>-94.25</text:p>
          </table:table-cell>
          <table:table-cell office:value-type="float" office:value="285">
            <text:p>285</text:p>
          </table:table-cell>
          <table:table-cell table:number-columns-repeated="2" office:value-type="float" office:value="-0.0451388888888889">
            <text:p>-0.0451388889</text:p>
          </table:table-cell>
          <table:table-cell office:value-type="float" office:value="0.0431034482758621">
            <text:p>0.0431034483</text:p>
          </table:table-cell>
          <table:table-cell table:number-columns-repeated="2" office:value-type="float" office:value="0.846007426697531">
            <text:p>0.8460074267</text:p>
          </table:table-cell>
          <table:table-cell office:value-type="float" office:value="1.15450356718193">
            <text:p>1.1545035672</text:p>
          </table:table-cell>
          <table:table-cell table:number-columns-repeated="2" office:value-type="float" office:value="-15.0066345013279">
            <text:p>-15.0066345013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896">
            <text:p>896</text:p>
          </table:table-cell>
          <table:table-cell office:value-type="float" office:value="2262">
            <text:p>2262</text:p>
          </table:table-cell>
          <table:table-cell office:value-type="float" office:value="7068">
            <text:p>7068</text:p>
          </table:table-cell>
          <table:table-cell office:value-type="float" office:value="-40.25">
            <text:p>-40.25</text:p>
          </table:table-cell>
          <table:table-cell office:value-type="float" office:value="58">
            <text:p>58</text:p>
          </table:table-cell>
          <table:table-cell office:value-type="float" office:value="384.75">
            <text:p>384.75</text:p>
          </table:table-cell>
          <table:table-cell office:value-type="float" office:value="-0.044921875">
            <text:p>-0.044921875</text:p>
          </table:table-cell>
          <table:table-cell office:value-type="float" office:value="0.0256410256410256">
            <text:p>0.0256410256</text:p>
          </table:table-cell>
          <table:table-cell office:value-type="float" office:value="0.0544354838709677">
            <text:p>0.0544354839</text:p>
          </table:table-cell>
          <table:table-cell office:value-type="float" office:value="0.846728668212891">
            <text:p>0.8467286682</text:p>
          </table:table-cell>
          <table:table-cell office:value-type="float" office:value="1.0910322156476">
            <text:p>1.0910322156</text:p>
          </table:table-cell>
          <table:table-cell office:value-type="float" office:value="1.19633210848075">
            <text:p>1.1963321085</text:p>
          </table:table-cell>
          <table:table-cell office:value-type="float" office:value="-15.0808306020764">
            <text:p>-15.0808306021</text:p>
          </table:table-cell>
          <table:table-cell office:value-type="float" office:value="27.3778512338058">
            <text:p>27.3778512338</text:p>
          </table:table-cell>
          <table:table-cell office:value-type="float" office:value="13.0768824418073">
            <text:p>13.07688244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616">
            <text:p>616</text:p>
          </table:table-cell>
          <table:table-cell office:value-type="float" office:value="2193">
            <text:p>2193</text:p>
          </table:table-cell>
          <table:table-cell office:value-type="float" office:value="6042">
            <text:p>6042</text:p>
          </table:table-cell>
          <table:table-cell office:value-type="float" office:value="-71.75">
            <text:p>-71.75</text:p>
          </table:table-cell>
          <table:table-cell office:value-type="float" office:value="12.75">
            <text:p>12.75</text:p>
          </table:table-cell>
          <table:table-cell office:value-type="float" office:value="171">
            <text:p>171</text:p>
          </table:table-cell>
          <table:table-cell office:value-type="float" office:value="-0.116477272727273">
            <text:p>-0.1164772727</text:p>
          </table:table-cell>
          <table:table-cell office:value-type="float" office:value="0.00581395348837209">
            <text:p>0.0058139535</text:p>
          </table:table-cell>
          <table:table-cell office:value-type="float" office:value="0.0283018867924528">
            <text:p>0.0283018868</text:p>
          </table:table-cell>
          <table:table-cell office:value-type="float" office:value="0.618920777376033">
            <text:p>0.6189207774</text:p>
          </table:table-cell>
          <table:table-cell office:value-type="float" office:value="1.02041508923743">
            <text:p>1.0204150892</text:p>
          </table:table-cell>
          <table:table-cell office:value-type="float" office:value="1.10062655749377">
            <text:p>1.1006265575</text:p>
          </table:table-cell>
          <table:table-cell office:value-type="float" office:value="-5.59719719433958">
            <text:p>-5.5971971943</text:p>
          </table:table-cell>
          <table:table-cell office:value-type="float" office:value="0">
            <text:p>0</text:p>
          </table:table-cell>
          <table:table-cell office:value-type="float" office:value="24.8361619161753">
            <text:p>24.836161916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420">
            <text:p>420</text:p>
          </table:table-cell>
          <table:table-cell office:value-type="float" office:value="2037">
            <text:p>2037</text:p>
          </table:table-cell>
          <table:table-cell office:value-type="float" office:value="5529">
            <text:p>5529</text:p>
          </table:table-cell>
          <table:table-cell office:value-type="float" office:value="-77.25">
            <text:p>-77.25</text:p>
          </table:table-cell>
          <table:table-cell office:value-type="float" office:value="-87.5">
            <text:p>-87.5</text:p>
          </table:table-cell>
          <table:table-cell office:value-type="float" office:value="-92.625">
            <text:p>-92.625</text:p>
          </table:table-cell>
          <table:table-cell office:value-type="float" office:value="-0.183928571428571">
            <text:p>-0.1839285714</text:p>
          </table:table-cell>
          <table:table-cell office:value-type="float" office:value="-0.0429553264604811">
            <text:p>-0.0429553265</text:p>
          </table:table-cell>
          <table:table-cell office:value-type="float" office:value="-0.0167525773195876">
            <text:p>-0.0167525773</text:p>
          </table:table-cell>
          <table:table-cell office:value-type="float" office:value="0.42255625">
            <text:p>0.42255625</text:p>
          </table:table-cell>
          <table:table-cell office:value-type="float" office:value="0.853272871128116">
            <text:p>0.8532728711</text:p>
          </table:table-cell>
          <table:table-cell office:value-type="float" office:value="0.941916051121267">
            <text:p>0.9419160511</text:p>
          </table:table-cell>
          <table:table-cell office:value-type="float" office:value="-3.41026130433489">
            <text:p>-3.4102613043</text:p>
          </table:table-cell>
          <table:table-cell office:value-type="float" office:value="-15.7873567903799">
            <text:p>-15.7873567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8">
            <text:p>48</text:p>
          </table:table-cell>
          <table:table-cell office:value-type="float" office:value="294">
            <text:p>294</text:p>
          </table:table-cell>
          <table:table-cell office:value-type="float" office:value="2088">
            <text:p>2088</text:p>
          </table:table-cell>
          <table:table-cell office:value-type="float" office:value="6726">
            <text:p>6726</text:p>
          </table:table-cell>
          <table:table-cell office:value-type="float" office:value="-73.875">
            <text:p>-73.875</text:p>
          </table:table-cell>
          <table:table-cell office:value-type="float" office:value="-94.25">
            <text:p>-94.25</text:p>
          </table:table-cell>
          <table:table-cell office:value-type="float" office:value="85.5">
            <text:p>85.5</text:p>
          </table:table-cell>
          <table:table-cell office:value-type="float" office:value="-0.251275510204082">
            <text:p>-0.2512755102</text:p>
          </table:table-cell>
          <table:table-cell office:value-type="float" office:value="-0.0451388888888889">
            <text:p>-0.0451388889</text:p>
          </table:table-cell>
          <table:table-cell office:value-type="float" office:value="0.0127118644067797">
            <text:p>0.0127118644</text:p>
          </table:table-cell>
          <table:table-cell office:value-type="float" office:value="0.244288903061224">
            <text:p>0.2442889031</text:p>
          </table:table-cell>
          <table:table-cell office:value-type="float" office:value="0.846007426697531">
            <text:p>0.8460074267</text:p>
          </table:table-cell>
          <table:table-cell office:value-type="float" office:value="1.04480824475725">
            <text:p>1.0448082448</text:p>
          </table:table-cell>
          <table:table-cell office:value-type="float" office:value="-2.39524887436453">
            <text:p>-2.3952488744</text:p>
          </table:table-cell>
          <table:table-cell office:value-type="float" office:value="-15.0066345013279">
            <text:p>-15.0066345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3">
            <text:p>63</text:p>
          </table:table-cell>
          <table:table-cell office:value-type="float" office:value="504">
            <text:p>504</text:p>
          </table:table-cell>
          <table:table-cell office:value-type="float" office:value="2176">
            <text:p>2176</text:p>
          </table:table-cell>
          <table:table-cell office:value-type="float" office:value="8550">
            <text:p>8550</text:p>
          </table:table-cell>
          <table:table-cell office:value-type="float" office:value="-61.625">
            <text:p>-61.625</text:p>
          </table:table-cell>
          <table:table-cell office:value-type="float" office:value="-97.75">
            <text:p>-97.75</text:p>
          </table:table-cell>
          <table:table-cell office:value-type="float" office:value="-256.5">
            <text:p>-256.5</text:p>
          </table:table-cell>
          <table:table-cell office:value-type="float" office:value="-0.122271825396825">
            <text:p>-0.1222718254</text:p>
          </table:table-cell>
          <table:table-cell office:value-type="float" office:value="-0.044921875">
            <text:p>-0.044921875</text:p>
          </table:table-cell>
          <table:table-cell office:value-type="float" office:value="-0.03">
            <text:p>-0.03</text:p>
          </table:table-cell>
          <table:table-cell office:value-type="float" office:value="0.60135139371142">
            <text:p>0.6013513937</text:p>
          </table:table-cell>
          <table:table-cell office:value-type="float" office:value="0.846728668212891">
            <text:p>0.8467286682</text:p>
          </table:table-cell>
          <table:table-cell office:value-type="float" office:value="0.896764">
            <text:p>0.896764</text:p>
          </table:table-cell>
          <table:table-cell office:value-type="float" office:value="-5.31479879951163">
            <text:p>-5.3147987995</text:p>
          </table:table-cell>
          <table:table-cell office:value-type="float" office:value="-15.0808306020764">
            <text:p>-15.0808306021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0">
            <text:p>60</text:p>
          </table:table-cell>
          <table:table-cell office:value-type="float" office:value="476">
            <text:p>476</text:p>
          </table:table-cell>
          <table:table-cell office:value-type="float" office:value="1892">
            <text:p>1892</text:p>
          </table:table-cell>
          <table:table-cell office:value-type="float" office:value="8550">
            <text:p>8550</text:p>
          </table:table-cell>
          <table:table-cell office:value-type="float" office:value="-28.25">
            <text:p>-28.25</text:p>
          </table:table-cell>
          <table:table-cell office:value-type="float" office:value="-220.375">
            <text:p>-220.375</text:p>
          </table:table-cell>
          <table:table-cell office:value-type="float" office:value="-327.75">
            <text:p>-327.75</text:p>
          </table:table-cell>
          <table:table-cell office:value-type="float" office:value="-0.0593487394957983">
            <text:p>-0.0593487395</text:p>
          </table:table-cell>
          <table:table-cell office:value-type="float" office:value="-0.116477272727273">
            <text:p>-0.1164772727</text:p>
          </table:table-cell>
          <table:table-cell office:value-type="float" office:value="-0.0383333333333333">
            <text:p>-0.0383333333</text:p>
          </table:table-cell>
          <table:table-cell office:value-type="float" office:value="0.799183066608997">
            <text:p>0.7991830666</text:p>
          </table:table-cell>
          <table:table-cell office:value-type="float" office:value="0.618920777376033">
            <text:p>0.6189207774</text:p>
          </table:table-cell>
          <table:table-cell office:value-type="float" office:value="0.868713444444444">
            <text:p>0.8687134444</text:p>
          </table:table-cell>
          <table:table-cell office:value-type="float" office:value="-11.3291158624517">
            <text:p>-11.3291158625</text:p>
          </table:table-cell>
          <table:table-cell office:value-type="float" office:value="-5.59719719433958">
            <text:p>-5.5971971943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432">
            <text:p>432</text:p>
          </table:table-cell>
          <table:table-cell office:value-type="float" office:value="1671">
            <text:p>1671</text:p>
          </table:table-cell>
          <table:table-cell office:value-type="float" office:value="8208">
            <text:p>8208</text:p>
          </table:table-cell>
          <table:table-cell office:value-type="float" office:value="3.125">
            <text:p>3.125</text:p>
          </table:table-cell>
          <table:table-cell office:value-type="float" office:value="8.5">
            <text:p>8.5</text:p>
          </table:table-cell>
          <table:table-cell office:value-type="float" office:value="-370.5">
            <text:p>-370.5</text:p>
          </table:table-cell>
          <table:table-cell office:value-type="float" office:value="0.0072337962962963">
            <text:p>0.0072337963</text:p>
          </table:table-cell>
          <table:table-cell office:value-type="float" office:value="0.00508677438659485">
            <text:p>0.0050867744</text:p>
          </table:table-cell>
          <table:table-cell office:value-type="float" office:value="-0.0451388888888889">
            <text:p>-0.0451388889</text:p>
          </table:table-cell>
          <table:table-cell office:value-type="float" office:value="1.0254208495424">
            <text:p>1.0254208495</text:p>
          </table:table-cell>
          <table:table-cell office:value-type="float" office:value="1.01785442588946">
            <text:p>1.0178544259</text:p>
          </table:table-cell>
          <table:table-cell office:value-type="float" office:value="0.846007426697531">
            <text:p>0.8460074267</text:p>
          </table:table-cell>
          <table:table-cell table:number-columns-repeated="2" office:value-type="float" office:value="0">
            <text:p>0</text:p>
          </table:table-cell>
          <table:table-cell office:value-type="float" office:value="-15.0066345013279">
            <text:p>-15.006634501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17">
            <text:p>417</text:p>
          </table:table-cell>
          <table:table-cell office:value-type="float" office:value="1513">
            <text:p>1513</text:p>
          </table:table-cell>
          <table:table-cell office:value-type="float" office:value="7296">
            <text:p>7296</text:p>
          </table:table-cell>
          <table:table-cell office:value-type="float" office:value="34.75">
            <text:p>34.75</text:p>
          </table:table-cell>
          <table:table-cell office:value-type="float" office:value="-34">
            <text:p>-34</text:p>
          </table:table-cell>
          <table:table-cell office:value-type="float" office:value="-42.75">
            <text:p>-42.75</text:p>
          </table:table-cell>
          <table:table-cell office:value-type="float" office:value="0.0833333333333333">
            <text:p>0.0833333333</text:p>
          </table:table-cell>
          <table:table-cell office:value-type="float" office:value="-0.0224719101123596">
            <text:p>-0.0224719101</text:p>
          </table:table-cell>
          <table:table-cell office:value-type="float" office:value="-0.005859375">
            <text:p>-0.005859375</text:p>
          </table:table-cell>
          <table:table-cell office:value-type="float" office:value="1.30527777777778">
            <text:p>1.3052777778</text:p>
          </table:table-cell>
          <table:table-cell office:value-type="float" office:value="0.922338088625174">
            <text:p>0.9223380886</text:p>
          </table:table-cell>
          <table:table-cell office:value-type="float" office:value="0.979559478759766">
            <text:p>0.9795594788</text:p>
          </table:table-cell>
          <table:table-cell office:value-type="float" office:value="8.65971680252282">
            <text:p>8.6597168025</text:p>
          </table:table-cell>
          <table:table-cell office:value-type="float" office:value="-30.4971631206775">
            <text:p>-30.4971631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403">
            <text:p>403</text:p>
          </table:table-cell>
          <table:table-cell office:value-type="float" office:value="1561">
            <text:p>1561</text:p>
          </table:table-cell>
          <table:table-cell office:value-type="float" office:value="6270">
            <text:p>6270</text:p>
          </table:table-cell>
          <table:table-cell office:value-type="float" office:value="7.375">
            <text:p>7.375</text:p>
          </table:table-cell>
          <table:table-cell office:value-type="float" office:value="47.75">
            <text:p>47.75</text:p>
          </table:table-cell>
          <table:table-cell office:value-type="float" office:value="-199.5">
            <text:p>-199.5</text:p>
          </table:table-cell>
          <table:table-cell office:value-type="float" office:value="0.0183002481389578">
            <text:p>0.0183002481</text:p>
          </table:table-cell>
          <table:table-cell office:value-type="float" office:value="0.0305893657911595">
            <text:p>0.0305893658</text:p>
          </table:table-cell>
          <table:table-cell office:value-type="float" office:value="-0.0318181818181818">
            <text:p>-0.0318181818</text:p>
          </table:table-cell>
          <table:table-cell office:value-type="float" office:value="1.06470727068697">
            <text:p>1.0647072707</text:p>
          </table:table-cell>
          <table:table-cell office:value-type="float" office:value="1.10889677049609">
            <text:p>1.1088967705</text:p>
          </table:table-cell>
          <table:table-cell office:value-type="float" office:value="0.890620661157025">
            <text:p>0.8906206612</text:p>
          </table:table-cell>
          <table:table-cell office:value-type="float" office:value="0">
            <text:p>0</text:p>
          </table:table-cell>
          <table:table-cell office:value-type="float" office:value="23.0045766226395">
            <text:p>23.0045766226</text:p>
          </table:table-cell>
          <table:table-cell office:value-type="float" office:value="-21.4361843521814">
            <text:p>-21.43618435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90">
            <text:p>390</text:p>
          </table:table-cell>
          <table:table-cell office:value-type="float" office:value="1462">
            <text:p>1462</text:p>
          </table:table-cell>
          <table:table-cell office:value-type="float" office:value="5529">
            <text:p>5529</text:p>
          </table:table-cell>
          <table:table-cell office:value-type="float" office:value="7.625">
            <text:p>7.625</text:p>
          </table:table-cell>
          <table:table-cell office:value-type="float" office:value="-37.2857142857143">
            <text:p>-37.2857142857</text:p>
          </table:table-cell>
          <table:table-cell office:value-type="float" office:value="-307.5">
            <text:p>-307.5</text:p>
          </table:table-cell>
          <table:table-cell office:value-type="float" office:value="0.0195512820512821">
            <text:p>0.0195512821</text:p>
          </table:table-cell>
          <table:table-cell office:value-type="float" office:value="-0.0255032245456322">
            <text:p>-0.0255032245</text:p>
          </table:table-cell>
          <table:table-cell office:value-type="float" office:value="-0.055615843733044">
            <text:p>-0.0556158437</text:p>
          </table:table-cell>
          <table:table-cell office:value-type="float" office:value="1.06917870233399">
            <text:p>1.0691787023</text:p>
          </table:table-cell>
          <table:table-cell office:value-type="float" office:value="0.912013526436248">
            <text:p>0.9120135264</text:p>
          </table:table-cell>
          <table:table-cell office:value-type="float" office:value="0.811407066199657">
            <text:p>0.8114070662</text:p>
          </table:table-cell>
          <table:table-cell office:value-type="float" office:value="0">
            <text:p>0</text:p>
          </table:table-cell>
          <table:table-cell office:value-type="float" office:value="-26.8307397316366">
            <text:p>-26.8307397316</text:p>
          </table:table-cell>
          <table:table-cell office:value-type="float" office:value="-12.1132457303342">
            <text:p>-12.11324573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45">
            <text:p>445</text:p>
          </table:table-cell>
          <table:table-cell office:value-type="float" office:value="1436">
            <text:p>1436</text:p>
          </table:table-cell>
          <table:table-cell office:value-type="float" office:value="5073">
            <text:p>5073</text:p>
          </table:table-cell>
          <table:table-cell office:value-type="float" office:value="17.875">
            <text:p>17.875</text:p>
          </table:table-cell>
          <table:table-cell office:value-type="float" office:value="57.625">
            <text:p>57.625</text:p>
          </table:table-cell>
          <table:table-cell office:value-type="float" office:value="-262.375">
            <text:p>-262.375</text:p>
          </table:table-cell>
          <table:table-cell office:value-type="float" office:value="0.0401685393258427">
            <text:p>0.0401685393</text:p>
          </table:table-cell>
          <table:table-cell office:value-type="float" office:value="0.0401288300835655">
            <text:p>0.0401288301</text:p>
          </table:table-cell>
          <table:table-cell office:value-type="float" office:value="-0.0517198896116696">
            <text:p>-0.0517198896</text:p>
          </table:table-cell>
          <table:table-cell office:value-type="float" office:value="1.14375237028153">
            <text:p>1.1437523703</text:p>
          </table:table-cell>
          <table:table-cell office:value-type="float" office:value="1.14360713838008">
            <text:p>1.1436071384</text:p>
          </table:table-cell>
          <table:table-cell office:value-type="float" office:value="0.824223282442785">
            <text:p>0.8242232824</text:p>
          </table:table-cell>
          <table:table-cell office:value-type="float" office:value="17.6002705796165">
            <text:p>17.6002705796</text:p>
          </table:table-cell>
          <table:table-cell office:value-type="float" office:value="17.6173483276077">
            <text:p>17.6173483276</text:p>
          </table:table-cell>
          <table:table-cell office:value-type="float" office:value="-13.0523053174778">
            <text:p>-13.052305317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572">
            <text:p>572</text:p>
          </table:table-cell>
          <table:table-cell office:value-type="float" office:value="1849">
            <text:p>1849</text:p>
          </table:table-cell>
          <table:table-cell office:value-type="float" office:value="5928">
            <text:p>5928</text:p>
          </table:table-cell>
          <table:table-cell office:value-type="float" office:value="19.375">
            <text:p>19.375</text:p>
          </table:table-cell>
          <table:table-cell office:value-type="float" office:value="72.8571428571429">
            <text:p>72.8571428571</text:p>
          </table:table-cell>
          <table:table-cell office:value-type="float" office:value="-229.625">
            <text:p>-229.625</text:p>
          </table:table-cell>
          <table:table-cell office:value-type="float" office:value="0.0338723776223776">
            <text:p>0.0338723776</text:p>
          </table:table-cell>
          <table:table-cell office:value-type="float" office:value="0.0394035385922893">
            <text:p>0.0394035386</text:p>
          </table:table-cell>
          <table:table-cell office:value-type="float" office:value="-0.038735661268556">
            <text:p>-0.0387356613</text:p>
          </table:table-cell>
          <table:table-cell office:value-type="float" office:value="1.12080210409128">
            <text:p>1.1208021041</text:p>
          </table:table-cell>
          <table:table-cell office:value-type="float" office:value="1.14095555722606">
            <text:p>1.1409555572</text:p>
          </table:table-cell>
          <table:table-cell office:value-type="float" office:value="0.867366070409722">
            <text:p>0.8673660704</text:p>
          </table:table-cell>
          <table:table-cell office:value-type="float" office:value="20.8081430243127">
            <text:p>20.8081430243</text:p>
          </table:table-cell>
          <table:table-cell office:value-type="float" office:value="17.9353294588874">
            <text:p>17.9353294589</text:p>
          </table:table-cell>
          <table:table-cell office:value-type="float" office:value="-17.5454351541274">
            <text:p>-17.545435154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563">
            <text:p>563</text:p>
          </table:table-cell>
          <table:table-cell office:value-type="float" office:value="1820">
            <text:p>1820</text:p>
          </table:table-cell>
          <table:table-cell office:value-type="float" office:value="5757">
            <text:p>5757</text:p>
          </table:table-cell>
          <table:table-cell office:value-type="float" office:value="24.1428571428571">
            <text:p>24.1428571429</text:p>
          </table:table-cell>
          <table:table-cell office:value-type="float" office:value="92">
            <text:p>92</text:p>
          </table:table-cell>
          <table:table-cell office:value-type="float" office:value="-115.857142857143">
            <text:p>-115.8571428571</text:p>
          </table:table-cell>
          <table:table-cell office:value-type="float" office:value="0.0428825171276326">
            <text:p>0.0428825171</text:p>
          </table:table-cell>
          <table:table-cell office:value-type="float" office:value="0.0505494505494506">
            <text:p>0.0505494505</text:p>
          </table:table-cell>
          <table:table-cell office:value-type="float" office:value="-0.0201245688478622">
            <text:p>-0.0201245688</text:p>
          </table:table-cell>
          <table:table-cell office:value-type="float" office:value="1.15369307408611">
            <text:p>1.1536930741</text:p>
          </table:table-cell>
          <table:table-cell office:value-type="float" office:value="1.18193136094675">
            <text:p>1.1819313609</text:p>
          </table:table-cell>
          <table:table-cell office:value-type="float" office:value="0.930357805644254">
            <text:p>0.9303578056</text:p>
          </table:table-cell>
          <table:table-cell office:value-type="float" office:value="16.5080124425769">
            <text:p>16.5080124426</text:p>
          </table:table-cell>
          <table:table-cell office:value-type="float" office:value="14.0559846985459">
            <text:p>14.0559846985</text:p>
          </table:table-cell>
          <table:table-cell office:value-type="float" office:value="-34.0950859426677">
            <text:p>-34.095085942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4">
            <text:p>4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537">
            <text:p>537</text:p>
          </table:table-cell>
          <table:table-cell office:value-type="float" office:value="1734">
            <text:p>1734</text:p>
          </table:table-cell>
          <table:table-cell office:value-type="float" office:value="5121">
            <text:p>5121</text:p>
          </table:table-cell>
          <table:table-cell office:value-type="float" office:value="30.3333333333333">
            <text:p>30.3333333333</text:p>
          </table:table-cell>
          <table:table-cell office:value-type="float" office:value="97.8333333333333">
            <text:p>97.8333333333</text:p>
          </table:table-cell>
          <table:table-cell office:value-type="float" office:value="-11.6666666666667">
            <text:p>-11.6666666667</text:p>
          </table:table-cell>
          <table:table-cell office:value-type="float" office:value="0.0564866542520174">
            <text:p>0.0564866543</text:p>
          </table:table-cell>
          <table:table-cell office:value-type="float" office:value="0.0564206074586697">
            <text:p>0.0564206075</text:p>
          </table:table-cell>
          <table:table-cell office:value-type="float" office:value="-0.00227820087222548">
            <text:p>-0.0022782009</text:p>
          </table:table-cell>
          <table:table-cell office:value-type="float" office:value="1.20395714441489">
            <text:p>1.2039571444</text:p>
          </table:table-cell>
          <table:table-cell office:value-type="float" office:value="1.20371136459951">
            <text:p>1.2037113646</text:p>
          </table:table-cell>
          <table:table-cell office:value-type="float" office:value="0.992036469737671">
            <text:p>0.9920364697</text:p>
          </table:table-cell>
          <table:table-cell office:value-type="float" office:value="12.6143899720738">
            <text:p>12.6143899721</text:p>
          </table:table-cell>
          <table:table-cell office:value-type="float" office:value="12.6287581843768">
            <text:p>12.6287581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575">
            <text:p>575</text:p>
          </table:table-cell>
          <table:table-cell office:value-type="float" office:value="1856">
            <text:p>1856</text:p>
          </table:table-cell>
          <table:table-cell office:value-type="float" office:value="5482">
            <text:p>5482</text:p>
          </table:table-cell>
          <table:table-cell office:value-type="float" office:value="25.4">
            <text:p>25.4</text:p>
          </table:table-cell>
          <table:table-cell office:value-type="float" office:value="82.4">
            <text:p>82.4</text:p>
          </table:table-cell>
          <table:table-cell office:value-type="float" office:value="77.2">
            <text:p>77.2</text:p>
          </table:table-cell>
          <table:table-cell office:value-type="float" office:value="0.0441739130434783">
            <text:p>0.044173913</text:p>
          </table:table-cell>
          <table:table-cell office:value-type="float" office:value="0.0443965517241379">
            <text:p>0.0443965517</text:p>
          </table:table-cell>
          <table:table-cell office:value-type="float" office:value="0.0140824516599781">
            <text:p>0.0140824517</text:p>
          </table:table-cell>
          <table:table-cell office:value-type="float" office:value="1.15843331145558">
            <text:p>1.1584333115</text:p>
          </table:table-cell>
          <table:table-cell office:value-type="float" office:value="1.15925119649227">
            <text:p>1.1592511965</text:p>
          </table:table-cell>
          <table:table-cell office:value-type="float" office:value="1.04967727908164">
            <text:p>1.0496772791</text:p>
          </table:table-cell>
          <table:table-cell office:value-type="float" office:value="16.035400802326">
            <text:p>16.0354008023</text:p>
          </table:table-cell>
          <table:table-cell office:value-type="float" office:value="15.9567000426523">
            <text:p>15.9567000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72">
            <text:p>572</text:p>
          </table:table-cell>
          <table:table-cell office:value-type="float" office:value="1884">
            <text:p>1884</text:p>
          </table:table-cell>
          <table:table-cell office:value-type="float" office:value="5471">
            <text:p>547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92">
            <text:p>592</text:p>
          </table:table-cell>
          <table:table-cell office:value-type="float" office:value="1978">
            <text:p>1978</text:p>
          </table:table-cell>
          <table:table-cell office:value-type="float" office:value="5581">
            <text:p>5581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612">
            <text:p>612</text:p>
          </table:table-cell>
          <table:table-cell office:value-type="float" office:value="2059">
            <text:p>2059</text:p>
          </table:table-cell>
          <table:table-cell office:value-type="float" office:value="5840">
            <text:p>5840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01">
            <text:p>1.0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3">
            <text:p>13</text:p>
          </table:table-cell>
          <table:table-cell office:value-type="float" office:value="694.5">
            <text:p>694.5</text:p>
          </table:table-cell>
          <table:table-cell office:value-type="float" office:value="9487.25">
            <text:p>9487.25</text:p>
          </table:table-cell>
          <table:table-cell office:value-type="float" office:value="11.315">
            <text:p>11.31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633">
            <text:p>633</text:p>
          </table:table-cell>
          <table:table-cell office:value-type="float" office:value="2155">
            <text:p>2155</text:p>
          </table:table-cell>
          <table:table-cell office:value-type="float" office:value="6110">
            <text:p>6110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1.6666666666667">
            <text:p>11.6666666667</text:p>
          </table:table-cell>
          <table:table-cell office:value-type="float" office:value="679.333333333333">
            <text:p>679.3333333333</text:p>
          </table:table-cell>
          <table:table-cell office:value-type="float" office:value="8518.33333333333">
            <text:p>8518.3333333333</text:p>
          </table:table-cell>
          <table:table-cell office:value-type="float" office:value="11.53">
            <text:p>11.53</text:p>
          </table:table-cell>
          <table:table-cell table:number-columns-repeated="3"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 office:value-type="float" office:value="101">
            <text:p>101</text:p>
          </table:table-cell>
          <table:table-cell office:value-type="float" office:value="654">
            <text:p>654</text:p>
          </table:table-cell>
          <table:table-cell office:value-type="float" office:value="2175">
            <text:p>2175</text:p>
          </table:table-cell>
          <table:table-cell office:value-type="float" office:value="6393">
            <text:p>6393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9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99">
            <text:p>0.99</text:p>
          </table:table-cell>
          <table:table-cell office:value-type="float" office:value="1.12">
            <text:p>1.12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2.6">
            <text:p>2.6</text:p>
          </table:table-cell>
          <table:table-cell office:value-type="float" office:value="869">
            <text:p>869</text:p>
          </table:table-cell>
          <table:table-cell office:value-type="float" office:value="1358">
            <text:p>1358</text:p>
          </table:table-cell>
          <table:table-cell office:value-type="float" office:value="1526">
            <text:p>15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06:16.24</dc:date>
    <dc:creator>Liam Widdess</dc:creator>
    <meta:editing-duration>P2DT3H31M7S</meta:editing-duration>
    <meta:editing-cycles>185</meta:editing-cycles>
    <meta:generator>OpenOffice/4.1.7$Win32 OpenOffice.org_project/417m1$Build-9800</meta:generator>
    <meta:document-statistic meta:table-count="8" meta:cell-count="647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1.129cm" svg:y="1.313cm" svg:width="30.88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84">
                <text:p>1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7">
                <text:p>20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79">
                <text:p>27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82">
                <text:p>38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5">
                <text:p>41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5">
                <text:p>43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500">
                <text:p>50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3">
                <text:p>613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10">
                <text:p>71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42">
                <text:p>74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70">
                <text:p>87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90">
                <text:p>9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123">
                <text:p>1123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16">
                <text:p>1016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56">
                <text:p>556</text:p>
              </table:table-cell>
              <table:table-cell office:value-type="float" office:value="1286">
                <text:p>128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4">
                <text:p>644</text:p>
              </table:table-cell>
              <table:table-cell office:value-type="float" office:value="1467">
                <text:p>146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25">
                <text:p>825</text:p>
              </table:table-cell>
              <table:table-cell office:value-type="float" office:value="1610">
                <text:p>1610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6">
                <text:p>776</text:p>
              </table:table-cell>
              <table:table-cell office:value-type="float" office:value="1562">
                <text:p>1562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38">
                <text:p>938</text:p>
              </table:table-cell>
              <table:table-cell office:value-type="float" office:value="1634">
                <text:p>1634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39">
                <text:p>939</text:p>
              </table:table-cell>
              <table:table-cell office:value-type="float" office:value="1604">
                <text:p>1604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50">
                <text:p>850</text:p>
              </table:table-cell>
              <table:table-cell office:value-type="float" office:value="1481">
                <text:p>1481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750">
                <text:p>1750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668">
                <text:p>166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16">
                <text:p>816</text:p>
              </table:table-cell>
              <table:table-cell office:value-type="float" office:value="1618">
                <text:p>161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748">
                <text:p>1748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830">
                <text:p>183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816">
                <text:p>816</text:p>
              </table:table-cell>
              <table:table-cell office:value-type="float" office:value="1677">
                <text:p>1677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66">
                <text:p>966</text:p>
              </table:table-cell>
              <table:table-cell office:value-type="float" office:value="1768">
                <text:p>1768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742">
                <text:p>742</text:p>
              </table:table-cell>
              <table:table-cell office:value-type="float" office:value="1843">
                <text:p>1843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658">
                <text:p>658</text:p>
              </table:table-cell>
              <table:table-cell office:value-type="float" office:value="1786">
                <text:p>1786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826">
                <text:p>826</text:p>
              </table:table-cell>
              <table:table-cell office:value-type="float" office:value="2006">
                <text:p>200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">
                <text:p>1045</text:p>
              </table:table-cell>
              <table:table-cell office:value-type="float" office:value="2233">
                <text:p>2233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50">
                <text:p>1050</text:p>
              </table:table-cell>
              <table:table-cell office:value-type="float" office:value="2231">
                <text:p>2231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08">
                <text:p>1008</text:p>
              </table:table-cell>
              <table:table-cell office:value-type="float" office:value="2088">
                <text:p>2088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96">
                <text:p>896</text:p>
              </table:table-cell>
              <table:table-cell office:value-type="float" office:value="2262">
                <text:p>2262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16">
                <text:p>616</text:p>
              </table:table-cell>
              <table:table-cell office:value-type="float" office:value="2193">
                <text:p>2193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420">
                <text:p>420</text:p>
              </table:table-cell>
              <table:table-cell office:value-type="float" office:value="2037">
                <text:p>2037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94">
                <text:p>294</text:p>
              </table:table-cell>
              <table:table-cell office:value-type="float" office:value="2088">
                <text:p>2088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504">
                <text:p>504</text:p>
              </table:table-cell>
              <table:table-cell office:value-type="float" office:value="2176">
                <text:p>2176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76">
                <text:p>476</text:p>
              </table:table-cell>
              <table:table-cell office:value-type="float" office:value="1892">
                <text:p>1892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432">
                <text:p>432</text:p>
              </table:table-cell>
              <table:table-cell office:value-type="float" office:value="1671">
                <text:p>1671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17">
                <text:p>417</text:p>
              </table:table-cell>
              <table:table-cell office:value-type="float" office:value="1513">
                <text:p>1513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403">
                <text:p>403</text:p>
              </table:table-cell>
              <table:table-cell office:value-type="float" office:value="1561">
                <text:p>1561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90">
                <text:p>390</text:p>
              </table:table-cell>
              <table:table-cell office:value-type="float" office:value="1462">
                <text:p>1462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5">
                <text:p>445</text:p>
              </table:table-cell>
              <table:table-cell office:value-type="float" office:value="1436">
                <text:p>1436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572">
                <text:p>572</text:p>
              </table:table-cell>
              <table:table-cell office:value-type="float" office:value="1849">
                <text:p>1849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563">
                <text:p>563</text:p>
              </table:table-cell>
              <table:table-cell office:value-type="float" office:value="1820">
                <text:p>1820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537">
                <text:p>537</text:p>
              </table:table-cell>
              <table:table-cell office:value-type="float" office:value="1734">
                <text:p>1734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575">
                <text:p>575</text:p>
              </table:table-cell>
              <table:table-cell office:value-type="float" office:value="1856">
                <text:p>1856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72">
                <text:p>572</text:p>
              </table:table-cell>
              <table:table-cell office:value-type="float" office:value="1884">
                <text:p>1884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92">
                <text:p>592</text:p>
              </table:table-cell>
              <table:table-cell office:value-type="float" office:value="1978">
                <text:p>1978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612">
                <text:p>612</text:p>
              </table:table-cell>
              <table:table-cell office:value-type="float" office:value="2059">
                <text:p>2059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33">
                <text:p>633</text:p>
              </table:table-cell>
              <table:table-cell office:value-type="float" office:value="2155">
                <text:p>2155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4">
                <text:p>654</text:p>
              </table:table-cell>
              <table:table-cell office:value-type="float" office:value="2175">
                <text:p>2175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79cm" svg:width="31.003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79.333333333333">
                <text:p>679.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31cm" svg:y="1.405cm" svg:width="30.86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315">
                <text:p>11.31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9cm" svg:y="1.352cm" svg:width="31.32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6271728515625">
                <text:p>1.56271728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03140625">
                <text:p>1.03140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58861111111111">
                <text:p>1.5886111111111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5379552795723">
                <text:p>1.1537955279572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7836246301775">
                <text:p>1.0783624630177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98967382268082">
                <text:p>1.9896738226808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0.904034163073015">
                <text:p>0.90403416307301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7960243529604">
                <text:p>1.796024352960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76804695629553">
                <text:p>1.7680469562955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14284882884241">
                <text:p>1.1428488288424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33167047507705">
                <text:p>1.331670475077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17322688343736">
                <text:p>1.1732268834373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3557859690844">
                <text:p>1.1355785969084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83024">
                <text:p>1.135830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60879599734145">
                <text:p>1.60879599734145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71845078357469">
                <text:p>1.7184507835746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5807760768957">
                <text:p>1.3580776076895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4870981057603">
                <text:p>1.1487098105760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8550449954086">
                <text:p>1.1855044995408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6076776126788">
                <text:p>1.607677612678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9178566714555">
                <text:p>1.391785667145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59442397974115">
                <text:p>0.95944239797411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4595248965075">
                <text:p>1.7459524896507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6090836483932">
                <text:p>1.0609083648393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5952467888316">
                <text:p>1.2595246788831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0.866688058014814">
                <text:p>0.86668805801481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959892899453362">
                <text:p>0.95989289945336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19415401637031">
                <text:p>1.1941540163703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11936">
                <text:p>1.11193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0586405897764">
                <text:p>1.1058640589776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0.882770574126674">
                <text:p>0.88277057412667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4722829380194">
                <text:p>1.1472282938019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08381335737108">
                <text:p>1.0838133573710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36710593359632">
                <text:p>1.3671059335963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844674556213">
                <text:p>1.2084467455621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0.887903965974995">
                <text:p>0.88790396597499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1369850611136">
                <text:p>1.1136985061113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8089324495632">
                <text:p>1.180893244956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2884047188862">
                <text:p>1.1288404718886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910322156476">
                <text:p>1.091032215647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02041508923743">
                <text:p>1.0204150892374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853272871128116">
                <text:p>0.85327287112811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46728668212891">
                <text:p>0.84672866821289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618920777376033">
                <text:p>0.61892077737603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1785442588946">
                <text:p>1.0178544258894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922338088625174">
                <text:p>0.92233808862517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0889677049609">
                <text:p>1.1088967704960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12013526436248">
                <text:p>0.91201352643624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360713838008">
                <text:p>1.1436071383800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4095555722606">
                <text:p>1.1409555572260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193136094675">
                <text:p>1.1819313609467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0371136459951">
                <text:p>1.2037113645995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925119649227">
                <text:p>1.159251196492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9487.25">
                <text:p>9487.2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518.33333333333">
                <text:p>8518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